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left" draw:textarea-vertical-align="top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5cm"/>
    </style:style>
    <style:style style:name="gr10" style:family="graphic" style:parent-style-name="standard">
      <style:graphic-properties draw:stroke="none" svg:stroke-color="#000000" draw:fill="none" draw:fill-color="#ffffff" fo:min-height="2.5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stroke="none" svg:stroke-color="#000000" draw:fill="none" draw:fill-color="#ffffff" fo:min-height="2cm"/>
    </style:style>
    <style:style style:name="gr15" style:family="graphic" style:parent-style-name="standard">
      <style:graphic-properties draw:fill-color="#ff420e" draw:textarea-horizontal-align="left" draw:textarea-vertical-align="top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family="Calibri" style:font-family-generic="swiss" style:font-pitch="variable" fo:font-size="10pt" style:font-size-asian="18pt" style:font-size-complex="18pt"/>
    </style:style>
    <style:style style:name="P6" style:family="paragraph">
      <style:paragraph-properties fo:text-align="center"/>
      <style:text-properties fo:font-family="Calibri" style:font-family-generic="swiss" style:font-pitch="variable" fo:font-size="10pt" style:font-size-asian="18pt" style:font-size-complex="18pt"/>
    </style:style>
    <style:style style:name="P7" style:family="paragraph">
      <style:paragraph-properties fo:text-align="center"/>
      <style:text-properties fo:font-family="Calibri" style:font-family-generic="swiss" style:font-pitch="variable" fo:font-size="10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family="Calibri" style:font-style-name="Regular" style:font-family-generic="swiss" style:font-pitch="variable" fo:font-size="10pt" style:font-size-asian="18pt" style:font-size-complex="18pt"/>
    </style:style>
    <style:style style:name="P11" style:family="paragraph">
      <style:paragraph-properties fo:text-align="center"/>
      <style:text-properties fo:font-family="Calibri" style:font-style-name="Regular" style:font-family-generic="swiss" style:font-pitch="variable" fo:font-size="10pt" style:font-size-asian="18pt" style:font-size-complex="18pt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ocess Overview" draw:style-name="dp1" draw:master-page-name="Default">
        <draw:custom-shape draw:style-name="gr1" draw:text-style-name="P1" xml:id="id1" draw:id="id1" draw:layer="layout" svg:width="3cm" svg:height="2cm" svg:x="1.6cm" svg:y="8.5cm">
          <text:p text:style-name="P1">OD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2" draw:layer="layout" draw:type="lines" svg:x1="4.6cm" svg:y1="9.5cm" svg:x2="6.1cm" svg:y2="9.5cm" draw:start-shape="id1" draw:start-glue-point="7" draw:end-shape="id2" svg:d="m4600 9500h502 497 501">
          <text:p/>
        </draw:connector>
        <draw:connector draw:style-name="gr2" draw:text-style-name="P3" draw:layer="layout" draw:type="lines" svg:x1="9.6cm" svg:y1="9.5cm" svg:x2="10.5cm" svg:y2="9.5cm" draw:start-shape="id2" draw:start-glue-point="1" draw:end-shape="id3" svg:d="m9600 9500h502-103 501">
          <text:p/>
        </draw:connector>
        <draw:connector draw:style-name="gr2" draw:text-style-name="P2" draw:layer="layout" draw:type="lines" svg:x1="27.5cm" svg:y1="9.5cm" svg:x2="28.5cm" svg:y2="9.5cm" draw:start-shape="id4" draw:end-shape="id5" svg:d="m27500 9500h502-3 501">
          <text:p/>
        </draw:connector>
        <draw:custom-shape draw:style-name="gr3" draw:text-style-name="P1" xml:id="id8" draw:id="id8" draw:layer="layout" svg:width="3cm" svg:height="1cm" svg:x="38.5cm" svg:y="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6" draw:id="id6" draw:layer="layout" svg:width="9.5cm" svg:height="1cm" svg:x="1.5cm" svg:y="2.5cm">
          <text:p text:style-name="P2">Process ODT to Document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lines" svg:x1="6.25cm" svg:y1="3.5cm" svg:x2="7.85cm" svg:y2="8.5cm" draw:start-shape="id6" draw:end-shape="id2" svg:d="m6250 3500v502l1600 3997v501">
          <text:p/>
        </draw:connector>
        <draw:connector draw:style-name="gr2" draw:text-style-name="P2" draw:layer="layout" draw:type="lines" svg:x1="36.5cm" svg:y1="9.5cm" svg:x2="38.5cm" svg:y2="9.5cm" draw:start-shape="id7" draw:end-shape="id8" svg:d="m36500 9500h502 997 501">
          <text:p/>
        </draw:connector>
        <draw:custom-shape draw:style-name="gr4" draw:text-style-name="P1" xml:id="id3" draw:id="id3" draw:layer="layout" svg:width="3.5cm" svg:height="2cm" svg:x="10.5cm" svg:y="8.5cm">
          <text:p text:style-name="P1">Load Project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4" draw:id="id4" draw:layer="layout" svg:width="3.5cm" svg:height="2cm" svg:x="24cm" svg:y="8.5cm">
          <text:p text:style-name="P1">Output Char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xml:id="id5" draw:id="id5" draw:layer="layout" svg:width="3.5cm" svg:height="2cm" svg:x="28.5cm" svg:y="8.5cm">
          <text:p text:style-name="P1">Output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10" draw:id="id10" draw:layer="layout" svg:width="3.5cm" svg:height="2cm" svg:x="15cm" svg:y="8.5cm">
          <text:p text:style-name="P1">Load </text:p>
          <text:p text:style-name="P1">Special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23cm" svg:y1="9.5cm" svg:x2="24cm" svg:y2="9.5cm" draw:start-shape="id9" draw:start-glue-point="1" draw:end-shape="id4" svg:d="m23000 9500h502-3 501">
          <text:p/>
        </draw:connector>
        <draw:custom-shape draw:style-name="gr3" draw:text-style-name="P2" xml:id="id9" draw:id="id9" draw:layer="layout" svg:width="3.5cm" svg:height="2cm" svg:x="19.5cm" svg:y="8.5cm">
          <text:p text:style-name="P1">Sync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18.5cm" svg:y1="9.5cm" svg:x2="19.5cm" svg:y2="9.5cm" draw:start-shape="id10" draw:end-shape="id9" svg:d="m18500 9500h502-3 501">
          <text:p/>
        </draw:connector>
        <draw:connector draw:style-name="gr2" draw:text-style-name="P2" draw:layer="layout" draw:type="lines" svg:x1="14cm" svg:y1="9.5cm" svg:x2="15cm" svg:y2="9.5cm" draw:start-shape="id3" draw:start-glue-point="1" draw:end-shape="id10" draw:end-glue-point="3" svg:d="m14000 9500h511-12 501">
          <text:p/>
        </draw:connector>
        <draw:custom-shape draw:style-name="gr3" draw:text-style-name="P1" xml:id="id7" draw:id="id7" draw:layer="layout" svg:width="3.5cm" svg:height="2cm" svg:x="33cm" svg:y="8.5cm">
          <text:p text:style-name="P1">Output </text:p>
          <text:p text:style-name="P1">People Friendly </text:p>
          <text:p text:style-name="P1">Docu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32cm" svg:y1="9.5cm" svg:x2="33cm" svg:y2="9.5cm" draw:start-shape="id5" draw:end-shape="id7" svg:d="m32000 9500h502-3 501">
          <text:p/>
        </draw:connector>
        <draw:custom-shape draw:style-name="gr4" draw:text-style-name="P1" xml:id="id2" draw:id="id2" draw:layer="layout" svg:width="3.5cm" svg:height="2cm" svg:x="6.1cm" svg:y="8.5cm">
          <text:p text:style-name="P1">Load </text:p>
          <text:p text:style-name="P1">Project</text:p>
          <text:p text:style-name="P1">File Name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Load Project File Names" draw:style-name="dp1" draw:master-page-name="Default">
        <draw:frame draw:style-name="gr5" draw:text-style-name="P4" draw:layer="layout" svg:width="24cm" svg:height="1.5cm" svg:x="2cm" svg:y="1.5cm">
          <draw:text-box>
            <text:p text:style-name="P4">Load Project File Names</text:p>
          </draw:text-box>
        </draw:frame>
        <draw:custom-shape draw:style-name="gr6" draw:text-style-name="P1" xml:id="id16" draw:id="id16" draw:layer="layout" svg:width="3.5cm" svg:height="1.5cm" svg:x="4cm" svg:y="15cm">
          <text:p text:style-name="P1">Proje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8" draw:id="id18" draw:layer="layout" svg:width="3.5cm" svg:height="2cm" svg:x="2cm" svg:y="4.5cm">
          <text:p text:style-name="P1">Process Overview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17" draw:id="id17" draw:layer="layout" svg:width="3.5cm" svg:height="2cm" svg:x="2cm" svg:y="24cm">
          <text:p text:style-name="P1">Load Progject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1" xml:id="id13" draw:id="id13" draw:layer="layout" svg:width="3.5cm" svg:height="1.5cm" svg:x="27.5cm" svg:y="10.8cm">
          <text:p text:style-name="P1"><text:s/>File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5" draw:id="id15" draw:layer="layout" svg:width="2.5cm" svg:height="2.5cm" svg:x="4.5cm" svg:y="10cm">
          <text:p text:style-name="P1">More Files in Projec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11" draw:id="id11" draw:layer="layout" svg:width="7.5cm" svg:height="2cm" svg:x="9.5cm" svg:y="10.5cm">
          <text:p text:style-name="P1">Load Project File N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7.5cm" svg:height="2cm" svg:x="18.5cm" svg:y="10.5cm">
          <text:p text:style-name="P1">Replace Proxy <text:s/>Files with Actual 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7cm" svg:y1="11.5cm" svg:x2="18.5cm" svg:y2="11.5cm" draw:start-shape="id11" draw:end-shape="id12" svg:d="m17000 11500h502 497 501">
          <text:p/>
        </draw:connector>
        <draw:connector draw:style-name="gr2" draw:text-style-name="P2" draw:layer="layout" draw:type="lines" svg:x1="26cm" svg:y1="11.5cm" svg:x2="27.85cm" svg:y2="11.55cm" draw:start-shape="id12" draw:end-shape="id13" draw:end-glue-point="6" svg:d="m26000 11500h502l497 50h851">
          <text:p/>
        </draw:connector>
        <draw:custom-shape draw:style-name="gr4" draw:text-style-name="P1" xml:id="id14" draw:id="id14" draw:layer="layout" svg:width="7.5cm" svg:height="2cm" svg:x="33cm" svg:y="10.5cm">
          <text:p text:style-name="P1">Add Input File 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31cm" svg:y1="11.55cm" svg:x2="33cm" svg:y2="11.5cm" draw:start-shape="id13" draw:start-glue-point="1" draw:end-shape="id14" svg:d="m31000 11550h502l997-50h501">
          <text:p/>
        </draw:connector>
        <draw:connector draw:style-name="gr7" draw:text-style-name="P2" draw:layer="layout" draw:type="lines" svg:x1="5.75cm" svg:y1="12.5cm" svg:x2="5.75cm" svg:y2="15cm" draw:start-shape="id15" draw:end-shape="id16" svg:d="m5750 12500v502 1497 501">
          <text:p text:style-name="P2">No</text:p>
        </draw:connector>
        <draw:connector draw:style-name="gr2" draw:text-style-name="P2" draw:layer="layout" draw:type="lines" svg:x1="36.75cm" svg:y1="10.5cm" svg:x2="5.75cm" svg:y2="10cm" draw:start-shape="id14" draw:start-glue-point="4" draw:end-shape="id15" draw:end-glue-point="4" svg:d="m36750 10500v-501l-31000-500v501">
          <text:p/>
        </draw:connector>
        <draw:connector draw:style-name="gr7" draw:text-style-name="P2" draw:layer="layout" draw:type="lines" svg:x1="7cm" svg:y1="11.25cm" svg:x2="9.5cm" svg:y2="11.5cm" draw:start-shape="id15" draw:start-glue-point="1" draw:end-shape="id11" svg:d="m7000 11250h855l1144 250h501">
          <text:p text:style-name="P2">Yes</text:p>
        </draw:connector>
        <draw:connector draw:style-name="gr2" draw:text-style-name="P2" draw:layer="layout" draw:type="lines" svg:x1="5.75cm" svg:y1="16.5cm" svg:x2="3.75cm" svg:y2="24cm" draw:start-shape="id16" draw:start-glue-point="8" draw:end-shape="id17" draw:end-glue-point="4" svg:d="m5750 16500v502l-2000 6497v501">
          <text:p/>
        </draw:connector>
        <draw:connector draw:style-name="gr2" draw:text-style-name="P2" draw:layer="layout" draw:type="lines" svg:x1="3.75cm" svg:y1="6.5cm" svg:x2="4.5cm" svg:y2="11.25cm" draw:start-shape="id18" draw:start-glue-point="2" draw:end-shape="id15" draw:end-glue-point="5" svg:d="m3750 6500v502l-76 4248h826">
          <text:p/>
        </draw:connector>
        <draw:custom-shape draw:style-name="gr3" draw:text-style-name="P2" draw:layer="layout" svg:width="7.5cm" svg:height="1.5cm" svg:x="19cm" svg:y="3.5cm">
          <text:p text:style-name="P2">InputFileNam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  <draw:page draw:name="Load Project Elements" draw:style-name="dp1" draw:master-page-name="Default">
        <draw:custom-shape draw:style-name="gr4" draw:text-style-name="P5" xml:id="id19" draw:id="id19" draw:layer="layout" svg:width="4cm" svg:height="1.755cm" svg:x="29cm" svg:y="14.5cm">
          <text:p text:style-name="P5">Dimension El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33cm" svg:y1="15.377cm" svg:x2="34cm" svg:y2="15.622cm" draw:start-shape="id19" draw:end-shape="id20" svg:d="m33000 15377h501l-2 245h501">
          <text:p/>
        </draw:connector>
        <draw:connector draw:style-name="gr2" draw:text-style-name="P2" draw:layer="layout" draw:type="lines" svg:x1="28cm" svg:y1="15.25cm" svg:x2="29cm" svg:y2="15.377cm" draw:start-shape="id21" draw:start-glue-point="1" draw:end-shape="id19" draw:end-glue-point="3" svg:d="m28000 15250h502l-3 127h501">
          <text:p/>
        </draw:connector>
        <draw:custom-shape draw:style-name="gr4" draw:text-style-name="P6" xml:id="id20" draw:id="id20" draw:layer="layout" svg:width="4cm" svg:height="1.755cm" svg:x="34cm" svg:y="14.745cm">
          <text:p text:style-name="P6">Calculate </text:p>
          <text:p text:style-name="P6">Element Coordin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21" draw:id="id21" draw:layer="layout" svg:width="3.5cm" svg:height="1.5cm" svg:x="24.5cm" svg:y="14.5cm">
          <text:p text:style-name="P1">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s" svg:x1="23.5cm" svg:y1="15.5cm" svg:x2="24.5cm" svg:y2="15.25cm" draw:start-shape="id22" draw:end-shape="id21" svg:d="m23500 15500h502l-3-250h501">
          <text:p text:style-name="P1">yes</text:p>
        </draw:connector>
        <draw:connector draw:style-name="gr2" draw:text-style-name="P2" draw:layer="layout" draw:type="lines" svg:x1="3.75cm" svg:y1="18.5cm" svg:x2="3.75cm" svg:y2="20.5cm" draw:start-shape="id23" draw:start-glue-point="2" draw:end-shape="id24" draw:end-glue-point="0" svg:d="m3750 18500v502 997 501">
          <text:p/>
        </draw:connector>
        <draw:custom-shape draw:style-name="gr3" draw:text-style-name="P2" xml:id="id22" draw:id="id22" draw:layer="layout" svg:width="3.5cm" svg:height="2cm" svg:x="20cm" svg:y="14.5cm">
          <text:p text:style-name="P1">Initialize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1" draw:layer="layout" draw:type="lines" svg:x1="15cm" svg:y1="15.5cm" svg:x2="16.147cm" svg:y2="15.31cm" draw:start-shape="id25" draw:end-shape="id26" draw:end-glue-point="5" svg:d="m15000 15500h502l143-190h502">
          <text:p text:style-name="P1">text</text:p>
        </draw:connector>
        <draw:custom-shape draw:style-name="gr3" draw:text-style-name="P1" xml:id="id27" draw:id="id27" draw:layer="layout" svg:width="2.5cm" svg:height="2.5cm" svg:x="2.4cm" svg:y="13cm">
          <text:p text:style-name="P1">More Fil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draw:type="lines" svg:x1="4.9cm" svg:y1="14.25cm" svg:x2="7.5cm" svg:y2="15.25cm" draw:start-shape="id27" draw:end-shape="id28" draw:end-glue-point="5" svg:d="m4900 14250h502l1463 1000h635">
          <text:p text:style-name="P2">yes</text:p>
        </draw:connector>
        <draw:custom-shape draw:style-name="gr3" draw:text-style-name="P5" xml:id="id29" draw:id="id29" draw:layer="layout" svg:width="4cm" svg:height="1.755cm" svg:x="39.5cm" svg:y="14.745cm">
          <text:p text:style-name="P6">Add to Pro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38cm" svg:y1="15.622cm" svg:x2="39.5cm" svg:y2="15.622cm" draw:start-shape="id20" draw:end-shape="id29" svg:d="m38000 15622h501 498 501">
          <text:p/>
        </draw:connector>
        <draw:custom-shape draw:style-name="gr6" draw:text-style-name="P1" xml:id="id23" draw:id="id23" draw:layer="layout" svg:width="3.5cm" svg:height="1.5cm" svg:x="2cm" svg:y="17cm">
          <text:p text:style-name="P1">Projec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draw:type="lines" svg:x1="3.65cm" svg:y1="15.5cm" svg:x2="3.75cm" svg:y2="17cm" draw:start-shape="id27" draw:start-glue-point="6" draw:end-shape="id23" draw:end-glue-point="0" svg:d="m3650 15500v502l100 497v501">
          <text:p text:style-name="P2">no</text:p>
        </draw:connector>
        <draw:connector draw:style-name="gr2" draw:text-style-name="P3" draw:layer="layout" draw:type="lines" svg:x1="3.45cm" svg:y1="7cm" svg:x2="3.5cm" svg:y2="8.5cm" draw:start-shape="id30" draw:start-glue-point="2" draw:end-shape="id31" draw:end-glue-point="0" svg:d="m3450 7000v502l50 497v501">
          <text:p/>
        </draw:connector>
        <draw:custom-shape draw:style-name="gr3" draw:text-style-name="P2" xml:id="id30" draw:id="id30" draw:layer="layout" svg:width="3.5cm" svg:height="2cm" svg:x="1.7cm" svg:y="5cm">
          <text:p text:style-name="P1">Load Projec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xml:id="id31" draw:id="id31" draw:layer="layout" svg:width="2cm" svg:height="2cm" svg:x="2.5cm" svg:y="8.5cm">
          <text:p text:style-name="P1">Is List </text:p>
          <text:p text:style-name="P1">Emp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2" draw:id="id32" draw:layer="layout" svg:width="3cm" svg:height="1cm" svg:x="7cm" svg:y="9cm">
          <text:p text:style-name="P3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draw:type="lines" svg:x1="4.5cm" svg:y1="9.5cm" svg:x2="7cm" svg:y2="9.5cm" draw:start-shape="id31" draw:end-shape="id32" svg:d="m4500 9500h502 1497 501">
          <text:p text:style-name="P3">yes</text:p>
        </draw:connector>
        <draw:connector draw:style-name="gr7" draw:text-style-name="P3" draw:layer="layout" draw:type="lines" svg:x1="3.5cm" svg:y1="10.5cm" svg:x2="3.65cm" svg:y2="13cm" draw:start-shape="id31" draw:end-shape="id27" svg:d="m3500 10500v502l150 1497v501">
          <text:p text:style-name="P3">no</text:p>
        </draw:connector>
        <draw:frame draw:style-name="gr5" draw:text-style-name="P4" draw:layer="layout" svg:width="24cm" svg:height="1.5cm" svg:x="10cm" svg:y="3cm">
          <draw:text-box>
            <text:p text:style-name="P4">Load Element List</text:p>
          </draw:text-box>
        </draw:frame>
        <draw:connector draw:style-name="gr2" draw:text-style-name="P2" draw:layer="layout" draw:type="lines" svg:x1="41.5cm" svg:y1="14.745cm" svg:x2="3.65cm" svg:y2="13cm" draw:start-shape="id29" draw:start-glue-point="4" draw:end-shape="id27" draw:end-glue-point="4" svg:d="m41500 14745v-502l-37850-1744v501">
          <text:p/>
        </draw:connector>
        <draw:custom-shape draw:style-name="gr3" draw:text-style-name="P2" xml:id="id24" draw:id="id24" draw:layer="layout" svg:width="3.5cm" svg:height="2cm" svg:x="2cm" svg:y="20.5cm">
          <text:p text:style-name="P1">Load </text:p>
          <text:p text:style-name="P1">Special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25" draw:id="id25" draw:layer="layout" svg:width="3.5cm" svg:height="2cm" svg:x="11.5cm" svg:y="14.5cm">
          <text:p text:style-name="P6">Open Text Inpu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5" xml:id="id26" draw:id="id26" draw:layer="layout" svg:width="2.853cm" svg:height="1.619cm" svg:x="16.147cm" svg:y="14.5cm">
          <text:p text:style-name="P5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lines" svg:x1="19cm" svg:y1="15.309cm" svg:x2="20cm" svg:y2="15.5cm" draw:start-shape="id26" draw:end-shape="id22" svg:d="m19000 15309h501l-2 191h501">
          <text:p/>
        </draw:connector>
        <draw:custom-shape draw:style-name="gr3" draw:text-style-name="P1" xml:id="id28" draw:id="id28" draw:layer="layout" svg:width="2.5cm" svg:height="2.5cm" svg:x="7.5cm" svg:y="14cm">
          <text:p text:style-name="P1">Not </text:p>
          <text:p text:style-name="P1">Master-Referen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draw:type="lines" svg:x1="10cm" svg:y1="15.25cm" svg:x2="11.5cm" svg:y2="15.5cm" draw:start-shape="id28" draw:end-shape="id25" draw:end-glue-point="5" svg:d="m10000 15250h642l357 250h501">
          <text:p text:style-name="P2">yes</text:p>
        </draw:connector>
        <draw:connector draw:style-name="gr7" draw:text-style-name="P2" draw:layer="layout" draw:type="lines" svg:x1="8.75cm" svg:y1="14cm" svg:x2="3.65cm" svg:y2="13cm" draw:start-shape="id28" draw:start-glue-point="4" draw:end-shape="id27" draw:end-glue-point="4" svg:d="m8750 14000v-501l-5100-1000v501">
          <text:p text:style-name="P2">no</text:p>
        </draw:connector>
      </draw:page>
      <draw:page draw:name="Open Text Input" draw:style-name="dp1" draw:master-page-name="Default">
        <draw:custom-shape draw:style-name="gr3" draw:text-style-name="P2" draw:layer="layout" svg:width="3.5cm" svg:height="2cm" svg:x="1.7cm" svg:y="5cm">
          <text:p text:style-name="P1">Load Project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40" draw:id="id40" draw:layer="layout" svg:width="3.5cm" svg:height="2cm" svg:x="1.5cm" svg:y="23cm">
          <text:p text:style-name="P1">Initialize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5" xml:id="id37" draw:id="id37" draw:layer="layout" svg:width="2.853cm" svg:height="1.619cm" svg:x="4.5cm" svg:y="18.5cm">
          <text:p text:style-name="P5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xml:id="id33" draw:id="id33" draw:layer="layout" svg:width="3cm" svg:height="3cm" svg:x="3.5cm" svg:y="9cm">
          <text:p text:style-name="P3">Is Text Fi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5" draw:id="id35" draw:layer="layout" svg:width="3cm" svg:height="3cm" svg:x="13cm" svg:y="9cm">
          <text:p text:style-name="P3">Is ODT Fil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34" draw:id="id34" draw:layer="layout" svg:width="6.5cm" svg:height="2cm" svg:x="2cm" svg:y="13.4cm">
          <text:p text:style-name="P3">Read a Text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6" draw:id="id36" draw:layer="layout" svg:width="6.5cm" svg:height="2cm" svg:x="11.5cm" svg:y="13.5cm">
          <text:p text:style-name="P3">Read a ODT File as Tex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s" svg:x1="5cm" svg:y1="12cm" svg:x2="5.25cm" svg:y2="13.4cm" draw:start-shape="id33" draw:end-shape="id34" svg:d="m5000 12000v502l250 397v501">
          <text:p text:style-name="P3">yes</text:p>
        </draw:connector>
        <draw:connector draw:style-name="gr7" draw:text-style-name="P3" draw:layer="layout" draw:type="lines" svg:x1="14.5cm" svg:y1="12cm" svg:x2="14.75cm" svg:y2="13.5cm" draw:start-shape="id35" draw:end-shape="id36" svg:d="m14500 12000v502l250 497v501">
          <text:p text:style-name="P3">yes</text:p>
        </draw:connector>
        <draw:connector draw:style-name="gr7" draw:text-style-name="P3" draw:layer="layout" draw:type="lines" svg:x1="6.5cm" svg:y1="10.5cm" svg:x2="13cm" svg:y2="10.5cm" draw:start-shape="id33" draw:end-shape="id35" svg:d="m6500 10500h502 5497 501">
          <text:p text:style-name="P3">no</text:p>
        </draw:connector>
        <draw:connector draw:style-name="gr2" draw:text-style-name="P3" draw:layer="layout" draw:type="lines" svg:x1="5.25cm" svg:y1="15.4cm" svg:x2="5.926cm" svg:y2="18.5cm" draw:start-shape="id34" draw:start-glue-point="2" draw:end-shape="id37" svg:d="m5250 15400v502l676 2096v502">
          <text:p/>
        </draw:connector>
        <draw:custom-shape draw:style-name="gr1" draw:text-style-name="P5" xml:id="id38" draw:id="id38" draw:layer="layout" svg:width="2.853cm" svg:height="1.619cm" svg:x="13cm" svg:y="18.5cm">
          <text:p text:style-name="P5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lines" svg:x1="14.75cm" svg:y1="15.5cm" svg:x2="14.426cm" svg:y2="18.5cm" draw:start-shape="id36" draw:end-shape="id38" svg:d="m14750 15500v502l-324 1996v502">
          <text:p/>
        </draw:connector>
        <draw:custom-shape draw:style-name="gr3" draw:text-style-name="P2" xml:id="id39" draw:id="id39" draw:layer="layout" svg:width="4.5cm" svg:height="1.5cm" svg:x="20.5cm" svg:y="9.5cm">
          <text:p text:style-name="P2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s" svg:x1="16cm" svg:y1="10.5cm" svg:x2="20.5cm" svg:y2="10.25cm" draw:start-shape="id35" draw:end-shape="id39" svg:d="m16000 10500h502l3497-250h501">
          <text:p text:style-name="P2">no</text:p>
        </draw:connector>
        <draw:connector draw:style-name="gr2" draw:text-style-name="P2" draw:layer="layout" draw:type="lines" svg:x1="4.5cm" svg:y1="19.309cm" svg:x2="3.25cm" svg:y2="23cm" draw:start-shape="id37" draw:end-shape="id40" draw:end-glue-point="4" svg:d="m4500 19309h-502l-748 3190v501">
          <text:p/>
        </draw:connector>
        <draw:connector draw:style-name="gr2" draw:text-style-name="P2" draw:layer="layout" draw:type="lines" svg:x1="13cm" svg:y1="19.309cm" svg:x2="5cm" svg:y2="24cm" draw:start-shape="id38" draw:start-glue-point="3" draw:end-shape="id40" svg:d="m13000 19309h-502l-6996 4691h-502">
          <text:p/>
        </draw:connector>
      </draw:page>
      <draw:page draw:name="Initialize Elements" draw:style-name="dp1" draw:master-page-name="Default">
        <draw:custom-shape draw:style-name="gr3" draw:text-style-name="P1" xml:id="id41" draw:id="id41" draw:layer="layout" svg:width="2.5cm" svg:height="2.5cm" svg:x="9cm" svg:y="12.001cm">
          <text:p text:style-name="P1">Is </text:p>
          <text:p text:style-name="P1">Text Stream</text:p>
          <text:p text:style-name="P1"><text:s/>emp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42" draw:id="id42" draw:layer="layout" svg:width="4cm" svg:height="1.5cm" svg:x="14cm" svg:y="12.501cm">
          <text:p text:style-name="P5">Read Element Li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s" svg:x1="11.5cm" svg:y1="13.251cm" svg:x2="14cm" svg:y2="13.251cm" draw:start-shape="id41" draw:start-glue-point="7" draw:end-shape="id42" svg:d="m11500 13251h502 1497 501">
          <text:p text:style-name="P1">no</text:p>
        </draw:connector>
        <draw:custom-shape draw:style-name="gr3" draw:text-style-name="P5" xml:id="id43" draw:id="id43" draw:layer="layout" svg:width="4cm" svg:height="1.5cm" svg:x="19.5cm" svg:y="12.501cm">
          <text:p text:style-name="P5">Parse Element Li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4" draw:id="id44" draw:layer="layout" svg:width="4cm" svg:height="1.5cm" svg:x="25cm" svg:y="12.501cm">
          <text:p text:style-name="P5">Create Element </text:p>
          <text:p text:style-name="P5">and Add Attribu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8cm" svg:y1="13.251cm" svg:x2="19.5cm" svg:y2="13.251cm" draw:start-shape="id42" draw:end-shape="id43" svg:d="m18000 13251h501 498 501">
          <text:p/>
        </draw:connector>
        <draw:connector draw:style-name="gr2" draw:text-style-name="P2" draw:layer="layout" draw:type="lines" svg:x1="23.5cm" svg:y1="13.251cm" svg:x2="25cm" svg:y2="13.251cm" draw:start-shape="id43" draw:end-shape="id44" svg:d="m23500 13251h501 498 501">
          <text:p/>
        </draw:connector>
        <draw:custom-shape draw:style-name="gr3" draw:text-style-name="P5" xml:id="id46" draw:id="id46" draw:layer="layout" svg:width="4cm" svg:height="1.5cm" svg:x="36cm" svg:y="12.5cm">
          <text:p text:style-name="P5">Add Element </text:p>
          <text:p text:style-name="P5">to Element Lis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29cm" svg:y1="13.251cm" svg:x2="31cm" svg:y2="13.25cm" draw:start-shape="id44" draw:start-glue-point="7" draw:end-shape="id45" svg:d="m29000 13251h501l998-1h501">
          <text:p/>
        </draw:connector>
        <draw:connector draw:style-name="gr2" draw:text-style-name="P2" draw:layer="layout" draw:type="lines" svg:x1="38cm" svg:y1="12.5cm" svg:x2="10.25cm" svg:y2="12.001cm" draw:start-shape="id46" draw:start-glue-point="4" draw:end-shape="id41" draw:end-glue-point="4" svg:d="m38000 12500v-501l-27750-499v501">
          <text:p/>
        </draw:connector>
        <draw:connector draw:style-name="gr2" draw:text-style-name="P2" draw:layer="layout" draw:type="lines" svg:x1="5.5cm" svg:y1="8cm" svg:x2="9cm" svg:y2="13.251cm" draw:start-shape="id47" draw:start-glue-point="2" draw:end-shape="id41" draw:end-glue-point="5" svg:d="m5500 8000v502l2999 4749h501">
          <text:p/>
        </draw:connector>
        <draw:connector draw:style-name="gr7" draw:text-style-name="P1" draw:layer="layout" draw:type="lines" svg:x1="10.25cm" svg:y1="14.501cm" svg:x2="10.25cm" svg:y2="16cm" draw:start-shape="id41" draw:end-shape="id48" svg:d="m10250 14501v502 496 501">
          <text:p text:style-name="P1">yes</text:p>
        </draw:connector>
        <draw:custom-shape draw:style-name="gr6" draw:text-style-name="P1" xml:id="id48" draw:id="id48" draw:layer="layout" svg:width="3.5cm" svg:height="1.5cm" svg:x="8.5cm" svg:y="16cm">
          <text:p text:style-name="P1">Element Li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10.25cm" svg:y1="17.5cm" svg:x2="8.5cm" svg:y2="22.5cm" draw:start-shape="id48" draw:start-glue-point="8" draw:end-shape="id49" svg:d="m10250 17500v502l-1750 3997v501">
          <text:p/>
        </draw:connector>
        <draw:g>
          <draw:custom-shape draw:style-name="gr8" draw:text-style-name="P1" xml:id="id49" draw:id="id49" draw:layer="layout" svg:width="5cm" svg:height="3.5cm" svg:x="6cm" svg:y="22.5cm">
            <text:p text:style-name="P1">Load Elements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3" draw:text-style-name="P5" draw:layer="layout" svg:width="4cm" svg:height="1.5cm" svg:x="6.5cm" svg:y="23.5cm">
            <text:p text:style-name="P5">Dimension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 xml:id="id47" draw:id="id47">
          <draw:custom-shape draw:style-name="gr8" draw:text-style-name="P1" draw:layer="layout" svg:width="5cm" svg:height="3.5cm" svg:x="3cm" svg:y="4.5cm">
            <text:p text:style-name="P1">Load Elements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3" draw:text-style-name="P5" draw:layer="layout" svg:width="4cm" svg:height="1.655cm" svg:x="3.5cm" svg:y="5.345cm">
            <text:p text:style-name="P5">Transform </text:p>
            <text:p text:style-name="P5">ODT Content to Text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1" xml:id="id45" draw:id="id45" draw:layer="layout" svg:width="3.5cm" svg:height="1.5cm" svg:x="31cm" svg:y="12.5cm">
          <text:p text:style-name="P1">Elem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34.5cm" svg:y1="13.25cm" svg:x2="36cm" svg:y2="13.25cm" draw:start-shape="id45" draw:end-shape="id46" svg:d="m34500 13250h502 497 501">
          <text:p/>
        </draw:connector>
        <draw:frame draw:style-name="gr9" draw:layer="layout" svg:width="22cm" svg:height="1.75cm" svg:x="2cm" svg:y="1.5cm">
          <draw:text-box>
            <text:p>Initialize Elements</text:p>
          </draw:text-box>
        </draw:frame>
      </draw:page>
      <draw:page draw:name="Load Special Elements" draw:style-name="dp1" draw:master-page-name="Default">
        <draw:custom-shape draw:style-name="gr3" draw:text-style-name="P2" draw:layer="layout" svg:width="3.5cm" svg:height="2cm" svg:x="1.5cm" svg:y="24cm">
          <text:p text:style-name="P1">Sync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1" xml:id="id50" draw:id="id50" draw:layer="layout" svg:width="3.5cm" svg:height="2cm" svg:x="1cm" svg:y="2cm">
          <text:p text:style-name="P1">Load Project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-5cm" svg:y="13cm">
          <text:p text:style-name="P1">Load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.5cm" svg:y="6cm">
          <text:p text:style-name="P1">Create Name Task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.5cm" svg:y="8.5cm">
          <text:p text:style-name="P1">Create Day NameTask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.5cm" svg:y="13.5cm">
          <text:p text:style-name="P1">Create Day Name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.5cm" svg:y="11cm">
          <text:p text:style-name="P1">Create Day Log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-5cm" svg:y="16cm">
          <text:p text:style-name="P1">Load WB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7cm" svg:y="17cm">
          <text:p text:style-name="P1">Deliverables WB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.5cm" svg:y="16.5cm">
          <text:p text:style-name="P1">Create Activity </text:p>
          <text:p text:style-name="P1">Duration esteimates 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cm" svg:height="2.5cm" svg:x="0.5cm" svg:y="15.5cm">
          <text:p text:style-name="P2">Is WB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3cm" svg:height="2.5cm" svg:x="0.5cm" svg:y="12.5cm">
          <text:p text:style-name="P2">Is Log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3.5cm" svg:height="2cm" svg:x="-5cm" svg:y="20.5cm">
          <text:p text:style-name="P1">Load Issue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52" draw:id="id52" draw:layer="layout" svg:width="3.5cm" svg:height="2cm" svg:x="10cm" svg:y="6cm">
          <text:p text:style-name="P1">Create </text:p>
          <text:p text:style-name="P1">Summary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51" draw:id="id51" draw:layer="layout" svg:width="3.5cm" svg:height="2cm" svg:x="4.5cm" svg:y="6cm">
          <text:p text:style-name="P1">Create </text:p>
          <text:p text:style-name="P1">Master Reference </text:p>
          <text:p text:style-name="P1">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30cm" svg:y="2cm">
          <text:p text:style-name="P1">Rectifiy </text:p>
          <text:p text:style-name="P1">Logs and WB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13.5cm" svg:y="20cm">
          <text:p text:style-name="P1">Question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13.5cm" svg:y="22.5cm">
          <text:p text:style-name="P1">Issue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7cm" svg:y="20cm">
          <text:p text:style-name="P1">Communication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16.5cm" svg:y="6.5cm">
          <text:p text:style-name="P1">Flashcard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svg:x1="2.75cm" svg:y1="4cm" svg:x2="6.25cm" svg:y2="6cm" draw:start-shape="id50" draw:end-shape="id51" svg:d="m2750 4000v1001h3500v999">
          <text:p/>
        </draw:connector>
        <draw:connector draw:style-name="gr2" draw:text-style-name="P2" draw:layer="layout" svg:x1="8cm" svg:y1="7cm" svg:x2="10cm" svg:y2="7cm" draw:start-shape="id51" draw:end-shape="id52" svg:d="m8000 7000h2000">
          <text:p/>
        </draw:connector>
      </draw:page>
      <draw:page draw:name="Create Summary Elements" draw:style-name="dp1" draw:master-page-name="Default">
        <draw:custom-shape draw:style-name="gr3" draw:text-style-name="P2" draw:layer="layout" svg:width="3.5cm" svg:height="2cm" svg:x="3cm" svg:y="6.5cm">
          <text:p text:style-name="P1">Create </text:p>
          <text:p text:style-name="P1">Summary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xml:id="id53" draw:id="id53" draw:layer="layout" svg:width="5cm" svg:height="1.5cm" svg:x="5cm" svg:y="10.5cm">
          <text:p text:style-name="P1">Load InFileNa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layout" svg:width="5cm" svg:height="1.5cm" svg:x="27.5cm" svg:y="12cm">
          <text:p text:style-name="P1">Read Configu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cm" svg:y1="11.25cm" svg:x2="12cm" svg:y2="11.25cm" draw:start-shape="id53" draw:start-glue-point="1" draw:end-shape="id54" svg:d="m10000 11250h2000">
          <text:p/>
        </draw:connector>
        <draw:custom-shape draw:style-name="gr3" draw:text-style-name="P1" xml:id="id60" draw:id="id60" draw:layer="layout" svg:width="5cm" svg:height="1.5cm" svg:x="27.5cm" svg:y="15.5cm">
          <text:p text:style-name="P1">Replace Prox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4" draw:id="id54" draw:layer="layout" svg:width="5cm" svg:height="2.5cm" svg:x="12cm" svg:y="10cm">
          <text:p text:style-name="P1">Identify Initial File </text:p>
          <text:p text:style-name="P1">Settings from FileN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cm" svg:y1="11.25cm" svg:x2="20.5cm" svg:y2="7.5cm" draw:start-shape="id54" draw:start-glue-point="1" draw:end-shape="id55" svg:d="m17000 11250h1751v-3750h1749">
          <text:p/>
        </draw:connector>
        <draw:custom-shape draw:style-name="gr3" draw:text-style-name="P2" xml:id="id58" draw:id="id58" draw:layer="layout" svg:width="3cm" svg:height="3cm" svg:x="20.5cm" svg:y="11cm">
          <text:p text:style-name="P2">isMasterReferenc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56" draw:id="id56" draw:layer="layout" svg:width="3cm" svg:height="3cm" svg:x="20.5cm" svg:y="15.4cm">
          <text:p text:style-name="P2">isSummar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55" draw:id="id55" draw:layer="layout" svg:width="3cm" svg:height="3cm" svg:x="20.5cm" svg:y="6cm">
          <text:p text:style-name="P2">isProx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23.5cm" svg:y1="16.9cm" svg:x2="27.5cm" svg:y2="12.75cm" draw:start-shape="id56" draw:start-glue-point="1" draw:end-shape="id57" svg:d="m23500 16900h2044v-4150h1956">
          <text:p text:style-name="P2">yes</text:p>
        </draw:connector>
        <draw:connector draw:style-name="gr7" draw:text-style-name="P2" draw:layer="layout" svg:x1="23.5cm" svg:y1="7.5cm" svg:x2="27.5cm" svg:y2="12.75cm" draw:start-shape="id55" draw:end-shape="id57" svg:d="m23500 7500h2001v5250h1999">
          <text:p text:style-name="P2">yes</text:p>
        </draw:connector>
        <draw:connector draw:style-name="gr7" draw:text-style-name="P2" draw:layer="layout" svg:x1="22cm" svg:y1="9cm" svg:x2="22cm" svg:y2="11cm" draw:start-shape="id55" draw:end-shape="id58" svg:d="m22000 9000v2000">
          <text:p text:style-name="P2">no</text:p>
        </draw:connector>
        <draw:connector draw:style-name="gr7" draw:text-style-name="P2" draw:layer="layout" svg:x1="23.5cm" svg:y1="12.5cm" svg:x2="27.5cm" svg:y2="12.75cm" draw:start-shape="id58" draw:end-shape="id57" svg:d="m23500 12500h2571v250h1429">
          <text:p text:style-name="P2">yes</text:p>
        </draw:connector>
        <draw:connector draw:style-name="gr7" draw:text-style-name="P2" draw:layer="layout" svg:x1="22cm" svg:y1="14cm" svg:x2="22cm" svg:y2="15.4cm" draw:start-shape="id58" draw:start-glue-point="2" draw:end-shape="id56" svg:d="m22000 14000v1400">
          <text:p text:style-name="P2">no</text:p>
        </draw:connector>
        <draw:custom-shape draw:style-name="gr4" draw:text-style-name="P1" xml:id="id59" draw:id="id59" draw:layer="layout" svg:width="3.5cm" svg:height="2cm" svg:x="2.5cm" svg:y="19cm">
          <text:p text:style-name="P1">Load Project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2" draw:layer="layout" svg:x1="22cm" svg:y1="18.4cm" svg:x2="6cm" svg:y2="20cm" draw:start-shape="id56" draw:start-glue-point="6" draw:end-shape="id59" svg:d="m22000 18400v1600h-16000">
          <text:p text:style-name="P2">no</text:p>
        </draw:connector>
        <draw:custom-shape draw:style-name="gr3" draw:text-style-name="P1" draw:layer="layout" svg:width="5cm" svg:height="1.5cm" svg:x="35.5cm" svg:y="18cm">
          <text:p text:style-name="P1">Calculate Express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cm" svg:height="1.5cm" svg:x="35cm" svg:y="21cm">
          <text:p text:style-name="P1">Calculate Express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61" draw:id="id61" draw:layer="layout" svg:width="3.5cm" svg:height="2cm" svg:x="28cm" svg:y="20cm">
          <text:p text:style-name="P1">Summeriz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svg:x1="30cm" svg:y1="13.5cm" svg:x2="30cm" svg:y2="15.5cm" draw:start-shape="id57" draw:end-shape="id60" draw:end-glue-point="0" svg:d="m30000 13500v2000">
          <text:p/>
        </draw:connector>
        <draw:connector draw:style-name="gr2" draw:text-style-name="P2" draw:layer="layout" svg:x1="30cm" svg:y1="17cm" svg:x2="29.75cm" svg:y2="20cm" draw:start-shape="id60" draw:start-glue-point="2" draw:end-shape="id61" svg:d="m30000 17000v1501h-250v1499">
          <text:p/>
        </draw:connector>
        <draw:connector draw:style-name="gr2" draw:text-style-name="P2" draw:layer="layout" svg:x1="29.75cm" svg:y1="22cm" svg:x2="4.25cm" svg:y2="21cm" draw:start-shape="id61" draw:end-shape="id59" draw:end-glue-point="6" svg:d="m29750 22000v502h-25500v-1502">
          <text:p/>
        </draw:connector>
      </draw:page>
      <draw:page draw:name="Summerize" draw:style-name="dp1" draw:master-page-name="Default">
        <draw:custom-shape draw:style-name="gr3" draw:text-style-name="P2" draw:layer="layout" svg:width="3.5cm" svg:height="2cm" svg:x="3cm" svg:y="3.5cm">
          <text:p text:style-name="P1">Create </text:p>
          <text:p text:style-name="P1">Summary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9.5cm" svg:height="1.5cm" svg:x="5.5cm" svg:y="7.5cm">
          <text:p text:style-name="P2">Prepare Summary AttributemLi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5cm" svg:height="1.5cm" svg:x="17.5cm" svg:y="3.5cm">
          <text:p text:style-name="P2">Process El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5cm" svg:height="1.5cm" svg:x="14cm" svg:y="12.5cm">
          <text:p text:style-name="P2">Evaluate Expression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cm" svg:height="2.5cm" svg:x="6cm" svg:y="17cm">
          <text:p text:style-name="P2">If More Element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draw:layer="layout" svg:width="5.5cm" svg:height="1.5cm" svg:x="23cm" svg:y="9.5cm">
          <text:p text:style-name="P2">Process Elem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cm" svg:height="2.5cm" svg:x="12.5cm" svg:y="22cm">
          <text:p text:style-name="P2">More attibute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draw:layer="layout" svg:width="5cm" svg:height="1.5cm" svg:x="5cm" svg:y="13cm">
          <text:p text:style-name="P2">Summary </text:p>
          <text:p text:style-name="P2">Attribut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draw:layer="layout" svg:width="5cm" svg:height="1.5cm" svg:x="15.5cm" svg:y="17.5cm">
          <text:p text:style-name="P2">Summary </text:p>
          <text:p text:style-name="P2">Attribut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draw:layer="layout" svg:width="5.5cm" svg:height="1.5cm" svg:x="34cm" svg:y="14.5cm">
          <text:p text:style-name="P2">Make cop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5cm" svg:height="1.5cm" svg:x="35.5cm" svg:y="17.5cm">
          <text:p text:style-name="P2">New 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5cm" svg:height="1.5cm" svg:x="3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5cm" svg:height="2.5cm" svg:x="23.5cm" svg:y="17.5cm">
          <text:p text:style-name="P2">TargetValue == ElementValu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  <draw:page draw:name="Sync Workbook" draw:style-name="dp1" draw:master-page-name="Default">
        <draw:custom-shape draw:style-name="gr3" draw:text-style-name="P2" draw:layer="layout" svg:width="3.5cm" svg:height="2cm" svg:x="2.5cm" svg:y="21.5cm">
          <text:p text:style-name="P1">Output Char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2.5cm" svg:y="6cm">
          <text:p text:style-name="P1">Load </text:p>
          <text:p text:style-name="P1">Special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Output Chart" draw:style-name="dp1" draw:master-page-name="Default">
        <draw:custom-shape draw:style-name="gr3" draw:text-style-name="P1" xml:id="id64" draw:id="id64" draw:layer="layout" svg:width="2cm" svg:height="2cm" svg:x="15.6cm" svg:y="12cm">
          <text:p text:style-name="P1">Is </text:p>
          <text:p text:style-name="P1">OrgCh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1" draw:layer="layout" draw:type="lines" svg:x1="17.6cm" svg:y1="16.8cm" svg:x2="20.5cm" svg:y2="16.85cm" draw:start-shape="id62" draw:end-shape="id63" svg:d="m17600 16800h502l1897 50h501">
          <text:p text:style-name="P1">yes</text:p>
        </draw:connector>
        <draw:connector draw:style-name="gr7" draw:text-style-name="P1" draw:layer="layout" draw:type="lines" svg:x1="16.6cm" svg:y1="14cm" svg:x2="16.6cm" svg:y2="15.8cm" draw:start-shape="id64" draw:start-glue-point="6" draw:end-shape="id62" draw:end-glue-point="4" svg:d="m16600 14000v502 797 501">
          <text:p text:style-name="P1">no</text:p>
        </draw:connector>
        <draw:custom-shape draw:style-name="gr3" draw:text-style-name="P1" xml:id="id62" draw:id="id62" draw:layer="layout" svg:width="2cm" svg:height="2cm" svg:x="15.6cm" svg:y="15.8cm">
          <text:p text:style-name="P1">isFlowCh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5" xml:id="id65" draw:id="id65" draw:layer="layout" svg:width="4cm" svg:height="1.5cm" svg:x="8.5cm" svg:y="12.3cm">
          <text:p text:style-name="P5">Elements to Ch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63" draw:id="id63" draw:layer="layout" svg:width="4cm" svg:height="1.5cm" svg:x="20.5cm" svg:y="16.1cm">
          <text:p text:style-name="P5">Elements to FlowCh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66" draw:id="id66" draw:layer="layout" svg:width="4cm" svg:height="1.5cm" svg:x="20.5cm" svg:y="12.3cm">
          <text:p text:style-name="P5">Elements to OrgChar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2.5cm" svg:y1="13.05cm" svg:x2="15.6cm" svg:y2="13cm" draw:start-shape="id65" draw:start-glue-point="7" draw:end-shape="id64" draw:end-glue-point="5" svg:d="m12500 13050h501l2098-50h501">
          <text:p/>
        </draw:connector>
        <draw:connector draw:style-name="gr7" draw:text-style-name="P1" draw:layer="layout" draw:type="lines" svg:x1="17.6cm" svg:y1="13cm" svg:x2="20.5cm" svg:y2="13.05cm" draw:start-shape="id64" draw:end-shape="id66" svg:d="m17600 13000h502l1897 50h501">
          <text:p text:style-name="P1">yes</text:p>
        </draw:connector>
        <draw:custom-shape draw:style-name="gr1" draw:text-style-name="P5" xml:id="id67" draw:id="id67" draw:layer="layout" svg:width="2.853cm" svg:height="1.619cm" svg:x="26.647cm" svg:y="12.3cm">
          <text:p text:style-name="P5">SV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5" xml:id="id68" draw:id="id68" draw:layer="layout" svg:width="2.853cm" svg:height="1.619cm" svg:x="26.647cm" svg:y="16.1cm">
          <text:p text:style-name="P5">SVG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lines" svg:x1="24.5cm" svg:y1="13.05cm" svg:x2="26.647cm" svg:y2="13.109cm" draw:start-shape="id66" draw:end-shape="id67" svg:d="m24500 13050h501l1144 59h502">
          <text:p/>
        </draw:connector>
        <draw:connector draw:style-name="gr2" draw:text-style-name="P2" draw:layer="layout" draw:type="lines" svg:x1="24.5cm" svg:y1="16.85cm" svg:x2="26.647cm" svg:y2="16.909cm" draw:start-shape="id63" draw:start-glue-point="1" draw:end-shape="id68" svg:d="m24500 16850h501l1144 59h502">
          <text:p/>
        </draw:connector>
        <draw:frame draw:style-name="gr5" draw:text-style-name="P4" draw:layer="layout" svg:width="24cm" svg:height="1.5cm" svg:x="2cm" svg:y="1.5cm">
          <draw:text-box>
            <text:p text:style-name="P4">Output Charts</text:p>
          </draw:text-box>
        </draw:frame>
        <draw:custom-shape draw:style-name="gr3" draw:text-style-name="P1" draw:layer="layout" svg:width="3.5cm" svg:height="2cm" svg:x="1.5cm" svg:y="24cm">
          <text:p text:style-name="P1">Output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draw:layer="layout" svg:width="3.5cm" svg:height="2cm" svg:x="1.5cm" svg:y="4.5cm">
          <text:p text:style-name="P1">Sync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Output Workbook" draw:style-name="dp1" draw:master-page-name="Default">
        <draw:custom-shape draw:style-name="gr6" draw:text-style-name="P1" xml:id="id74" draw:id="id74" draw:layer="layout" svg:width="3.5cm" svg:height="1.5cm" svg:x="19cm" svg:y="7cm">
          <text:p text:style-name="P1">Element Lis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73" draw:id="id73" draw:layer="layout" svg:width="2cm" svg:height="2cm" svg:x="15cm" svg:y="6.5cm">
          <text:p text:style-name="P1">Is list emp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72" draw:id="id72" draw:layer="layout" svg:width="3.5cm" svg:height="1.5cm" svg:x="9.5cm" svg:y="7cm">
          <text:p text:style-name="P1">List of 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69" draw:id="id69" draw:layer="layout" svg:width="4cm" svg:height="1.5cm" svg:x="24.5cm" svg:y="7cm">
          <text:p text:style-name="P1">create workbook sh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4cm" svg:height="1.5cm" svg:x="30cm" svg:y="7cm">
          <text:p text:style-name="P1">write workbook sh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5" draw:id="id75" draw:layer="layout" svg:width="4cm" svg:height="1.5cm" svg:x="4cm" svg:y="7cm">
          <text:p text:style-name="P1">create workbook he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4cm" svg:height="1.5cm" svg:x="35.5cm" svg:y="7cm">
          <text:p text:style-name="P1">create workbook she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28.5cm" svg:y1="7.75cm" svg:x2="30cm" svg:y2="7.75cm" draw:start-shape="id69" draw:end-shape="id70" svg:d="m28500 7750h501 498 501">
          <text:p/>
        </draw:connector>
        <draw:connector draw:style-name="gr2" draw:text-style-name="P2" draw:layer="layout" draw:type="lines" svg:x1="34cm" svg:y1="7.75cm" svg:x2="35.5cm" svg:y2="7.75cm" draw:start-shape="id70" draw:end-shape="id71" svg:d="m34000 7750h501 498 501">
          <text:p/>
        </draw:connector>
        <draw:connector draw:style-name="gr2" draw:text-style-name="P3" draw:layer="layout" draw:type="lines" svg:x1="13cm" svg:y1="7.75cm" svg:x2="15cm" svg:y2="7.5cm" draw:start-shape="id72" draw:end-shape="id73" svg:d="m13000 7750h502l997-250h501">
          <text:p/>
        </draw:connector>
        <draw:connector draw:style-name="gr7" draw:text-style-name="P3" draw:layer="layout" draw:type="lines" svg:x1="17cm" svg:y1="7.5cm" svg:x2="19cm" svg:y2="7.75cm" draw:start-shape="id73" draw:end-shape="id74" svg:d="m17000 7500h502l997 250h501">
          <text:p text:style-name="P3">yes</text:p>
        </draw:connector>
        <draw:connector draw:style-name="gr2" draw:text-style-name="P3" draw:layer="layout" draw:type="lines" svg:x1="8cm" svg:y1="7.75cm" svg:x2="9.5cm" svg:y2="7.75cm" draw:start-shape="id75" draw:end-shape="id72" svg:d="m8000 7750h501 498 501">
          <text:p/>
        </draw:connector>
        <draw:connector draw:style-name="gr2" draw:text-style-name="P3" draw:layer="layout" draw:type="lines" svg:x1="22.5cm" svg:y1="7.75cm" svg:x2="24.5cm" svg:y2="7.75cm" draw:start-shape="id74" draw:end-shape="id69" svg:d="m22500 7750h502 997 501">
          <text:p/>
        </draw:connector>
        <draw:connector draw:style-name="gr2" draw:text-style-name="P2" draw:layer="layout" draw:type="lines" svg:x1="37.5cm" svg:y1="7cm" svg:x2="16cm" svg:y2="6.5cm" draw:start-shape="id71" draw:start-glue-point="4" draw:end-shape="id73" draw:end-glue-point="4" svg:d="m37500 7000v-501l-21500-500v501">
          <text:p/>
        </draw:connector>
        <draw:custom-shape draw:style-name="gr3" draw:text-style-name="P1" xml:id="id76" draw:id="id76" draw:layer="layout" svg:width="4cm" svg:height="1.5cm" svg:x="14cm" svg:y="10.5cm">
          <text:p text:style-name="P1">write workbook foot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s" svg:x1="16cm" svg:y1="8.5cm" svg:x2="16cm" svg:y2="10.5cm" draw:start-shape="id73" draw:start-glue-point="2" draw:end-shape="id76" draw:end-glue-point="4" svg:d="m16000 8500v502 997 501">
          <text:p text:style-name="P3">no</text:p>
        </draw:connector>
        <draw:custom-shape draw:style-name="gr1" draw:text-style-name="P5" xml:id="id77" draw:id="id77" draw:layer="layout" svg:width="2.853cm" svg:height="1.619cm" svg:x="14.647cm" svg:y="15.881cm">
          <text:p text:style-name="P5">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lines" svg:x1="16cm" svg:y1="12cm" svg:x2="16.073cm" svg:y2="15.881cm" draw:start-shape="id76" draw:start-glue-point="2" draw:end-shape="id77" svg:d="m16000 12000v502l73 2877v502">
          <text:p/>
        </draw:connector>
        <draw:custom-shape draw:style-name="gr3" draw:text-style-name="P1" xml:id="id78" draw:id="id78" draw:layer="layout" svg:width="2cm" svg:height="2cm" svg:x="-5.5cm" svg:y="6.5cm">
          <text:p text:style-name="P1">Is list empty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79" draw:id="id79" draw:layer="layout" svg:width="3.5cm" svg:height="1.5cm" svg:x="-1.5cm" svg:y="7cm">
          <text:p text:style-name="P1">List of 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draw:type="lines" svg:x1="-3.5cm" svg:y1="7.5cm" svg:x2="-1.5cm" svg:y2="7.75cm" draw:start-shape="id78" draw:end-shape="id79" draw:end-glue-point="3" svg:d="m-3500 7500h502l997 250h501">
          <text:p text:style-name="P2">no</text:p>
        </draw:connector>
        <draw:connector draw:style-name="gr2" draw:text-style-name="P2" draw:layer="layout" draw:type="lines" svg:x1="2cm" svg:y1="7.75cm" svg:x2="4cm" svg:y2="7.75cm" draw:start-shape="id79" draw:start-glue-point="1" draw:end-shape="id75" svg:d="m2000 7750h502 997 501">
          <text:p/>
        </draw:connector>
        <draw:custom-shape draw:style-name="gr3" draw:text-style-name="P2" draw:layer="layout" svg:width="3.5cm" svg:height="2cm" svg:x="1.5cm" svg:y="3.5cm">
          <text:p text:style-name="P1">Output Char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3.5cm" svg:height="2cm" svg:x="2cm" svg:y="24cm">
          <text:p text:style-name="P1">Output </text:p>
          <text:p text:style-name="P1">People Friendly </text:p>
          <text:p text:style-name="P1">Docu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Output People Friendly Documents" draw:style-name="dp1" draw:master-page-name="Default">
        <draw:custom-shape draw:style-name="gr3" draw:text-style-name="P1" draw:layer="layout" svg:width="3.5cm" svg:height="2cm" svg:x="2cm" svg:y="5.5cm">
          <text:p text:style-name="P1">Output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3cm" svg:height="1cm" svg:x="2cm" svg:y="24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Open Source for Text Input" draw:style-name="dp1" draw:master-page-name="Default">
        <draw:connector draw:style-name="gr7" draw:text-style-name="P7" draw:layer="layout" draw:type="lines" svg:x1="9.826cm" svg:y1="16.5cm" svg:x2="9.9cm" svg:y2="18cm" draw:start-shape="id80" draw:end-shape="id81" svg:d="m9826 16500v501l74 497v502">
          <text:p text:style-name="P7">xml</text:p>
        </draw:connector>
        <draw:custom-shape draw:style-name="gr1" draw:text-style-name="P5" xml:id="id80" draw:id="id80" draw:layer="layout" svg:width="2.853cm" svg:height="1.619cm" svg:x="8.4cm" svg:y="14.881cm">
          <text:p text:style-name="P5">OD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5" xml:id="id81" draw:id="id81" draw:layer="layout" svg:width="4cm" svg:height="1.655cm" svg:x="7.9cm" svg:y="18cm">
          <text:p text:style-name="P5">Transform </text:p>
          <text:p text:style-name="P5">ODT Content to 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5" draw:id="id85" draw:layer="layout" svg:width="3.5cm" svg:height="2cm" svg:x="2.5cm" svg:y="23.5cm">
          <text:p text:style-name="P1">Initialize 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2" xml:id="id87" draw:id="id87" draw:layer="layout" svg:width="3.5cm" svg:height="2cm" svg:x="1.7cm" svg:y="5cm">
          <text:p text:style-name="P1">Load Projec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5" xml:id="id83" draw:id="id83" draw:layer="layout" svg:width="2.853cm" svg:height="1.619cm" svg:x="3.5cm" svg:y="17.981cm">
          <text:p text:style-name="P5">Tex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xml:id="id82" draw:id="id82" draw:layer="layout" svg:width="2.5cm" svg:height="2.5cm" svg:x="3.5cm" svg:y="10.5cm">
          <text:p text:style-name="P1">Is Tex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3" draw:layer="layout" draw:type="lines" svg:x1="4.75cm" svg:y1="13cm" svg:x2="4.926cm" svg:y2="17.981cm" draw:start-shape="id82" draw:end-shape="id83" draw:end-glue-point="0" svg:d="m4750 13000v502l176 3977v502">
          <text:p text:style-name="P3">yes</text:p>
        </draw:connector>
        <draw:custom-shape draw:style-name="gr3" draw:text-style-name="P1" xml:id="id84" draw:id="id84" draw:layer="layout" svg:width="2.5cm" svg:height="2.5cm" svg:x="8.5cm" svg:y="10.5cm">
          <text:p text:style-name="P1">Is OD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3" draw:layer="layout" draw:type="lines" svg:x1="6cm" svg:y1="11.75cm" svg:x2="8.5cm" svg:y2="11.75cm" draw:start-shape="id82" draw:start-glue-point="1" draw:end-shape="id84" draw:end-glue-point="3" svg:d="m6000 11750h502 1497 501">
          <text:p text:style-name="P3">no</text:p>
        </draw:connector>
        <draw:connector draw:style-name="gr7" draw:text-style-name="P3" draw:layer="layout" draw:type="lines" svg:x1="9.75cm" svg:y1="13cm" svg:x2="9.826cm" svg:y2="14.881cm" draw:start-shape="id84" draw:start-glue-point="2" draw:end-shape="id80" draw:end-glue-point="0" svg:d="m9750 13000v502l76 877v502">
          <text:p text:style-name="P3">yes</text:p>
        </draw:connector>
        <draw:connector draw:style-name="gr2" draw:text-style-name="P3" draw:layer="layout" draw:type="lines" svg:x1="7.9cm" svg:y1="18.827cm" svg:x2="6.353cm" svg:y2="18.79cm" draw:start-shape="id81" draw:end-shape="id83" svg:d="m7900 18827h-501l-545-37h-501">
          <text:p/>
        </draw:connector>
        <draw:connector draw:style-name="gr7" draw:text-style-name="P1" draw:layer="layout" draw:type="lines" svg:x1="4.926cm" svg:y1="19.6cm" svg:x2="4.25cm" svg:y2="23.5cm" draw:start-shape="id83" draw:start-glue-point="2" draw:end-shape="id85" svg:d="m4926 19600v501l-676 2898v501">
          <text:p text:style-name="P1">text</text:p>
        </draw:connector>
        <draw:connector draw:style-name="gr2" draw:text-style-name="P2" draw:layer="layout" draw:type="lines" svg:x1="11cm" svg:y1="11.75cm" svg:x2="14.5cm" svg:y2="11.75cm" draw:start-shape="id84" draw:start-glue-point="1" draw:end-shape="id86" svg:d="m11000 11750h502 2497 501">
          <text:p/>
        </draw:connector>
        <draw:custom-shape draw:style-name="gr3" draw:text-style-name="P2" xml:id="id86" draw:id="id86" draw:layer="layout" svg:width="4cm" svg:height="1.5cm" svg:x="14.5cm" svg:y="11cm">
          <text:p text:style-name="P2">Erro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lines" svg:x1="3.45cm" svg:y1="7cm" svg:x2="4.75cm" svg:y2="10.5cm" draw:start-shape="id87" draw:end-shape="id82" draw:end-glue-point="4" svg:d="m3450 7000v502l1300 2497v501">
          <text:p/>
        </draw:connector>
      </draw:page>
      <draw:page draw:name="ODT to Text" draw:style-name="dp1" draw:master-page-name="Default">
        <draw:custom-shape draw:style-name="gr3" draw:text-style-name="P5" xml:id="id88" draw:id="id88" draw:layer="layout" svg:width="9cm" svg:height="0.755cm" svg:x="8cm" svg:y="4.745cm">
          <text:p text:style-name="P5">ODTContentInputStreamReader(String ODTFileNam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17cm" svg:y1="5.122cm" svg:x2="20.311cm" svg:y2="5.123cm" draw:start-shape="id88" draw:end-shape="id89" draw:end-glue-point="5" svg:d="m17000 5122h502l2307 1h502">
          <text:p text:style-name="P5">XML</text:p>
        </draw:connector>
        <draw:frame draw:style-name="gr10" draw:text-style-name="P8" draw:layer="layout" svg:width="16.5cm" svg:height="2.75cm" svg:x="1.5cm" svg:y="1.5cm">
          <draw:text-box>
            <text:p text:style-name="P8">Transform to Output</text:p>
          </draw:text-box>
        </draw:frame>
        <draw:custom-shape draw:style-name="gr3" draw:text-style-name="P5" xml:id="id90" draw:id="id90" draw:layer="layout" svg:width="7.689cm" svg:height="0.755cm" svg:x="10.5cm" svg:y="13.8cm">
          <text:p text:style-name="P5">ODTCommonInputStreamRead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96" draw:id="id96" draw:layer="layout" svg:width="6.69cm" svg:height="0.755cm" svg:x="31.5cm" svg:y="19.745cm">
          <text:p text:style-name="P5">OrgchartOutpStreamWrit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18.189cm" svg:y1="14.178cm" svg:x2="20cm" svg:y2="12.622cm" draw:start-shape="id90" draw:start-glue-point="7" draw:end-shape="id91" svg:d="m18189 14178h501l809-1556h501">
          <text:p text:style-name="P5">InputStream</text:p>
        </draw:connector>
        <draw:custom-shape draw:style-name="gr3" draw:text-style-name="P5" xml:id="id92" draw:id="id92" draw:layer="layout" svg:width="8.19cm" svg:height="0.755cm" svg:x="31.31cm" svg:y="23.245cm">
          <text:p text:style-name="P5">ExcelWorkbookOutpStreamWrit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18.189cm" svg:y1="14.177cm" svg:x2="31.31cm" svg:y2="23.622cm" draw:start-shape="id90" draw:end-shape="id92" svg:d="m18189 14177h501l12119 9445h501">
          <text:p text:style-name="P5">InputStream</text:p>
        </draw:connector>
        <draw:custom-shape draw:style-name="gr3" draw:text-style-name="P5" xml:id="id94" draw:id="id94" draw:layer="layout" svg:width="6.69cm" svg:height="0.755cm" svg:x="36cm" svg:y="16cm">
          <text:p text:style-name="P5">FlowchartOutpStreamWrit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35.5cm" svg:y1="13.5cm" svg:x2="36cm" svg:y2="16.377cm" draw:start-shape="id93" draw:start-glue-point="6" draw:end-shape="id94" svg:d="m35500 13500v502l-1 2375h501">
          <text:p text:style-name="P5">yes</text:p>
        </draw:connector>
        <draw:custom-shape draw:style-name="gr1" draw:text-style-name="P7" xml:id="id98" draw:id="id98" draw:layer="layout" svg:width="2.853cm" svg:height="1.619cm" svg:x="45.7cm" svg:y="15.581cm">
          <text:p text:style-name="P7">FlowCha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7" xml:id="id97" draw:id="id97" draw:layer="layout" svg:width="2.853cm" svg:height="1.619cm" svg:x="45.547cm" svg:y="19.381cm">
          <text:p text:style-name="P7">OrgCha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7" xml:id="id95" draw:id="id95" draw:layer="layout" svg:width="2.854cm" svg:height="1.619cm" svg:x="45.446cm" svg:y="22.881cm">
          <text:p text:style-name="P7"><text:span text:style-name="T1">Workboo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7" draw:text-style-name="P5" draw:layer="layout" draw:type="lines" svg:x1="39.5cm" svg:y1="23.623cm" svg:x2="45.446cm" svg:y2="23.69cm" draw:start-shape="id92" draw:start-glue-point="7" draw:end-shape="id95" svg:d="m39500 23623h502l4943 67h501">
          <text:p text:style-name="P5">OutputStream</text:p>
        </draw:connector>
        <draw:connector draw:style-name="gr7" draw:text-style-name="P5" draw:layer="layout" draw:type="lines" svg:x1="38.19cm" svg:y1="20.123cm" svg:x2="45.547cm" svg:y2="20.191cm" draw:start-shape="id96" draw:start-glue-point="7" draw:end-shape="id97" draw:end-glue-point="5" svg:d="m38190 20123h502l6353 68h502">
          <text:p text:style-name="P5">OutputStream</text:p>
        </draw:connector>
        <draw:connector draw:style-name="gr7" draw:text-style-name="P5" draw:layer="layout" draw:type="lines" svg:x1="42.69cm" svg:y1="16.378cm" svg:x2="45.7cm" svg:y2="16.391cm" draw:start-shape="id94" draw:start-glue-point="7" draw:end-shape="id98" draw:end-glue-point="5" svg:d="m42690 16378h502l2006 13h502">
          <text:p text:style-name="P5">OutputStream</text:p>
        </draw:connector>
        <draw:custom-shape draw:style-name="gr3" draw:text-style-name="P5" xml:id="id91" draw:id="id91" draw:layer="layout" svg:width="8cm" svg:height="0.755cm" svg:x="20cm" svg:y="12.245cm">
          <text:p text:style-name="P5">CommonChartInputStreamRead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28cm" svg:y1="12.623cm" svg:x2="30cm" svg:y2="12.5cm" draw:start-shape="id91" draw:start-glue-point="7" draw:end-shape="id99" svg:d="m28000 12623h502l997-123h501">
          <text:p text:style-name="P5">InputStream</text:p>
        </draw:connector>
        <draw:custom-shape draw:style-name="gr3" draw:text-style-name="P5" xml:id="id89" draw:id="id89" draw:layer="layout" svg:width="6.689cm" svg:height="0.755cm" svg:x="20.311cm" svg:y="4.745cm">
          <text:p text:style-name="P5">ODTTextInputStreamReader(InputStream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27cm" svg:y1="5.123cm" svg:x2="29.5cm" svg:y2="5.25cm" draw:start-shape="id89" draw:start-glue-point="7" draw:end-shape="id100" draw:end-glue-point="5" svg:d="m27000 5123h501l1007 127h992">
          <text:p text:style-name="P5">Text</text:p>
        </draw:connector>
        <draw:custom-shape draw:style-name="gr3" draw:text-style-name="P1" xml:id="id99" draw:id="id99" draw:layer="layout" svg:width="2cm" svg:height="2cm" svg:x="30cm" svg:y="11.5cm">
          <text:p text:style-name="P1">isOrgCh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93" draw:id="id93" draw:layer="layout" svg:width="2cm" svg:height="2cm" svg:x="34.5cm" svg:y="11.5cm">
          <text:p text:style-name="P1">isFlowChar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5" draw:layer="layout" draw:type="lines" svg:x1="32cm" svg:y1="12.5cm" svg:x2="34.5cm" svg:y2="12.5cm" draw:start-shape="id99" draw:start-glue-point="7" draw:end-shape="id93" draw:end-glue-point="3" svg:d="m32000 12500h502 1497 501">
          <text:p text:style-name="P5">No</text:p>
        </draw:connector>
        <draw:connector draw:style-name="gr7" draw:text-style-name="P5" draw:layer="layout" draw:type="lines" svg:x1="31cm" svg:y1="13.5cm" svg:x2="31.5cm" svg:y2="20.123cm" draw:start-shape="id99" draw:start-glue-point="6" draw:end-shape="id96" draw:end-glue-point="5" svg:d="m31000 13500v502l-1 6121h501">
          <text:p text:style-name="P5">Yes</text:p>
        </draw:connector>
        <draw:connector draw:style-name="gr7" draw:text-style-name="P5" draw:layer="layout" draw:type="lines" svg:x1="36.5cm" svg:y1="12.5cm" svg:x2="45.6cm" svg:y2="12.5cm" draw:start-shape="id93" draw:start-glue-point="7" draw:end-shape="id101" draw:end-glue-point="5" svg:d="m36500 12500h502 8097 501">
          <text:p text:style-name="P5">No</text:p>
        </draw:connector>
        <draw:custom-shape draw:style-name="gr3" draw:text-style-name="P2" xml:id="id101" draw:id="id101" draw:layer="layout" svg:width="2.5cm" svg:height="1cm" svg:x="45.6cm" svg:y="12cm">
          <text:p text:style-name="P2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>
          <draw:custom-shape draw:style-name="gr8" draw:text-style-name="P5" draw:layer="layout" svg:width="7.5cm" svg:height="2.5cm" svg:x="12cm" svg:y="19cm">
            <text:p text:style-name="P5">ExportPseudoElements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6.689cm" svg:height="0.755cm" svg:x="12.5cm" svg:y="20cm">
            <text:p text:style-name="P5">exportAsStream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" draw:text-style-name="P1" xml:id="id100" draw:id="id100" draw:layer="layout" svg:width="2.5cm" svg:height="2.5cm" svg:x="29.5cm" svg:y="4cm">
          <text:p text:style-name="P1">Load PseudoElements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" draw:text-style-name="P5" xml:id="id102" draw:id="id102" draw:layer="layout" svg:width="2.853cm" svg:height="1.619cm" svg:x="2.647cm" svg:y="4.5cm">
          <text:p text:style-name="P5">OD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lines" svg:x1="5.5cm" svg:y1="5.309cm" svg:x2="8cm" svg:y2="5.122cm" draw:start-shape="id102" draw:end-shape="id88" svg:d="m5500 5309h501l1498-187h501">
          <text:p/>
        </draw:connector>
      </draw:page>
      <draw:page draw:name="Text to Elements" draw:style-name="dp1" draw:master-page-name="Default">
        <draw:connector draw:style-name="gr2" draw:text-style-name="P2" draw:layer="layout" draw:type="lines" svg:x1="14.5cm" svg:y1="6cm" svg:x2="16.68cm" svg:y2="6.25cm" draw:start-shape="id103" draw:end-shape="id104" svg:d="m14500 6000h502l1177 250h501">
          <text:p/>
        </draw:connector>
        <draw:g xml:id="id103" draw:id="id103">
          <draw:custom-shape draw:style-name="gr8" draw:text-style-name="P5" draw:layer="layout" svg:width="7.5cm" svg:height="4cm" svg:x="7cm" svg:y="4cm">
            <text:p text:style-name="P5">ImportPseudoElements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6.689cm" svg:height="0.755cm" svg:x="7.5cm" svg:y="5cm">
            <text:p text:style-name="P5">Dimension(Elements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s" svg:x1="10.845cm" svg:y1="5.755cm" svg:x2="10.845cm" svg:y2="6.551cm" draw:start-shape="id105" draw:start-glue-point="6" draw:end-shape="id106" draw:end-glue-point="4" svg:d="m10845 5755v501-207 502">
            <text:p/>
          </draw:connector>
          <draw:custom-shape draw:style-name="gr3" draw:text-style-name="P5" xml:id="id106" draw:id="id106" draw:layer="layout" svg:width="6.689cm" svg:height="0.755cm" svg:x="7.5cm" svg:y="6.551cm">
            <text:p text:style-name="P5">Coordinates(Elements)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6" draw:text-style-name="P1" xml:id="id104" draw:id="id104" draw:layer="layout" svg:width="3.5cm" svg:height="1.5cm" svg:x="16.68cm" svg:y="5.5cm">
          <text:p text:style-name="P1">Pseudo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5" draw:layer="layout" draw:type="lines" svg:x1="20.18cm" svg:y1="6.25cm" svg:x2="24.25cm" svg:y2="7.5cm" draw:start-shape="id104" draw:end-shape="id107" svg:d="m20180 6250h502l3568 749v501">
          <text:p/>
        </draw:connector>
        <draw:custom-shape draw:style-name="gr3" draw:text-style-name="P1" xml:id="id108" draw:id="id108" draw:layer="layout" svg:width="2.5cm" svg:height="2.5cm" svg:x="1.5cm" svg:y="5cm">
          <text:p text:style-name="P1">ODT to Tex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4cm" svg:y1="6.25cm" svg:x2="7cm" svg:y2="6cm" draw:start-shape="id108" draw:end-shape="id103" svg:d="m4000 6250h502l1997-250h501">
          <text:p/>
        </draw:connector>
        <draw:custom-shape draw:style-name="gr3" draw:text-style-name="P1" xml:id="id107" draw:id="id107" draw:layer="layout" svg:width="2.5cm" svg:height="2.5cm" svg:x="23cm" svg:y="7.5cm">
          <text:p text:style-name="P1">ConvertPEToChar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xml:id="id109" draw:id="id109" draw:layer="layout" svg:width="2.5cm" svg:height="2.5cm" svg:x="23cm" svg:y="3.5cm">
          <text:p text:style-name="P1">ConvertPEToXML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7" draw:text-style-name="P5" draw:layer="layout" draw:type="lines" svg:x1="20.18cm" svg:y1="6.25cm" svg:x2="23cm" svg:y2="4.75cm" draw:start-shape="id104" draw:end-shape="id109" draw:end-glue-point="5" svg:d="m20180 6250h502l1689-1500h629">
          <text:p/>
        </draw:connector>
        <draw:custom-shape draw:style-name="gr3" draw:text-style-name="P1" draw:layer="layout" svg:width="2.5cm" svg:height="2.5cm" svg:x="23cm" svg:y="11.5cm">
          <text:p text:style-name="P1">Elements to Workbook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ElementsToChart" draw:style-name="dp1" draw:master-page-name="Default">
        <draw:custom-shape draw:style-name="gr8" draw:text-style-name="P5" xml:id="id116" draw:id="id116" draw:layer="layout" svg:width="7.5cm" svg:height="5.5cm" svg:x="12.31cm" svg:y="4.5cm">
          <text:p text:style-name="P5">ConvertPseudoElementsToChartX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13" draw:id="id113" draw:layer="layout" svg:width="6.689cm" svg:height="0.755cm" svg:x="12.81cm" svg:y="8.5cm">
          <text:p text:style-name="P5">exportAsInputStre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draw:type="lines" svg:x1="19.811cm" svg:y1="7.25cm" svg:x2="22.311cm" svg:y2="7.223cm" draw:end-shape="id110" draw:end-glue-point="5" svg:d="m19811 7250v0l1998-27h502">
          <text:p/>
        </draw:connector>
        <draw:custom-shape draw:style-name="gr3" draw:text-style-name="P5" xml:id="id110" draw:id="id110" draw:layer="layout" svg:width="7.689cm" svg:height="0.755cm" svg:x="22.311cm" svg:y="6.845cm">
          <text:p text:style-name="P5">ChartByteArrayInputStream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12" draw:id="id112" draw:layer="layout" svg:width="6.689cm" svg:height="0.755cm" svg:x="12.81cm" svg:y="7cm">
          <text:p text:style-name="P5">Coordina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11" draw:id="id111" draw:layer="layout" svg:width="6.689cm" svg:height="0.755cm" svg:x="12.81cm" svg:y="5.5cm">
          <text:p text:style-name="P5">Dimens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16.154cm" svg:y1="6.255cm" svg:x2="16.155cm" svg:y2="7cm" draw:start-shape="id111" draw:end-shape="id112" draw:end-glue-point="4" svg:d="m16154 6255v501l1-258v502">
          <text:p/>
        </draw:connector>
        <draw:connector draw:style-name="gr2" draw:text-style-name="P2" draw:layer="layout" draw:type="lines" svg:x1="16.155cm" svg:y1="7.755cm" svg:x2="16.155cm" svg:y2="8.5cm" draw:start-shape="id112" draw:start-glue-point="6" draw:end-shape="id113" draw:end-glue-point="4" svg:d="m16155 7755v501-258 502">
          <text:p/>
        </draw:connector>
        <draw:custom-shape draw:style-name="gr3" draw:text-style-name="P1" xml:id="id114" draw:id="id114" draw:layer="layout" svg:width="2.5cm" svg:height="2.5cm" svg:x="2.81cm" svg:y="6cm">
          <text:p text:style-name="P1">ODT to Text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1" xml:id="id115" draw:id="id115" draw:layer="layout" svg:width="3.5cm" svg:height="1.5cm" svg:x="7.31cm" svg:y="6.5cm">
          <text:p text:style-name="P1">Pseudo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5.31cm" svg:y1="7.25cm" svg:x2="7.66cm" svg:y2="7.25cm" draw:start-shape="id114" draw:start-glue-point="7" draw:end-shape="id115" draw:end-glue-point="6" svg:d="m5310 7250h502 997 851">
          <text:p/>
        </draw:connector>
        <draw:connector draw:style-name="gr2" draw:text-style-name="P2" draw:layer="layout" draw:type="lines" svg:x1="10.81cm" svg:y1="7.25cm" svg:x2="12.31cm" svg:y2="7.25cm" draw:start-shape="id115" draw:end-shape="id116" draw:end-glue-point="5" svg:d="m10810 7250h502 497 501">
          <text:p/>
        </draw:connector>
        <draw:connector draw:style-name="gr2" draw:text-style-name="P2" draw:layer="layout" draw:type="lines" svg:x1="30cm" svg:y1="7.222cm" svg:x2="33.5cm" svg:y2="7.25cm" draw:start-shape="id110" draw:end-shape="id117" draw:end-glue-point="5" svg:d="m30000 7222h501l1860 28h1139">
          <text:p/>
        </draw:connector>
        <draw:custom-shape draw:style-name="gr3" draw:text-style-name="P1" xml:id="id117" draw:id="id117" draw:layer="layout" svg:width="2.5cm" svg:height="2.5cm" svg:x="33.5cm" svg:y="6cm">
          <text:p text:style-name="P1">Transform Chart to SVG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</draw:page>
      <draw:page draw:name="Input ODT" draw:style-name="dp1" draw:master-page-name="Default">
        <draw:frame draw:style-name="gr10" draw:text-style-name="P9" draw:layer="layout" svg:width="16.5cm" svg:height="2.75cm" svg:x="1.5cm" svg:y="1.5cm">
          <draw:text-box>
            <text:p text:style-name="P9">Transform to Output</text:p>
          </draw:text-box>
        </draw:frame>
      </draw:page>
      <draw:page draw:name="page18" draw:style-name="dp1" draw:master-page-name="Default"/>
      <draw:page draw:name="Transform to Input" draw:style-name="dp1" draw:master-page-name="Default">
        <draw:custom-shape draw:style-name="gr8" draw:text-style-name="P10" draw:layer="layout" svg:width="9.1cm" svg:height="11.5cm" svg:x="11.5cm" svg:y="3cm">
          <text:p text:style-name="P10">Transform To In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19" draw:id="id119" draw:layer="layout" svg:width="4.721cm" svg:height="0.933cm" svg:x="13.618cm" svg:y="6.581cm">
          <text:p text:style-name="P10">transformTo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16.009cm" svg:y1="5.348cm" svg:x2="15.979cm" svg:y2="6.581cm" draw:start-shape="id118" draw:start-glue-point="6" draw:end-shape="id119" draw:end-glue-point="4" svg:d="m16009 5348v501l-30 230v502">
          <text:p/>
        </draw:connector>
        <draw:custom-shape draw:style-name="gr3" draw:text-style-name="P10" xml:id="id118" draw:id="id118" draw:layer="layout" svg:width="6.382cm" svg:height="0.934cm" svg:x="12.818cm" svg:y="4.414cm">
          <text:p text:style-name="P10">Transform(In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21" draw:id="id121" draw:layer="layout" svg:width="4.721cm" svg:height="0.933cm" svg:x="13.6cm" svg:y="8.5cm">
          <text:p text:style-name="P10">transform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20" draw:id="id120" draw:layer="layout" svg:width="3.5cm" svg:height="1.5cm" svg:x="22.3cm" svg:y="6.3cm">
          <text:p text:style-name="P10">InputStrea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18.339cm" svg:y1="7.048cm" svg:x2="22.3cm" svg:y2="7.05cm" draw:start-shape="id119" draw:start-glue-point="7" draw:end-shape="id120" svg:d="m18339 7048h501l2959 2h501">
          <text:p/>
        </draw:connector>
        <draw:connector draw:style-name="gr2" draw:text-style-name="P2" draw:layer="layout" draw:type="lines" svg:x1="15.979cm" svg:y1="7.514cm" svg:x2="15.96cm" svg:y2="8.5cm" draw:start-shape="id119" draw:start-glue-point="6" draw:end-shape="id121" svg:d="m15979 7514v501l-19-17v502">
          <text:p/>
        </draw:connector>
        <draw:connector draw:style-name="gr2" draw:text-style-name="P2" draw:layer="layout" draw:type="lines" svg:x1="25.444cm" svg:y1="7.05cm" svg:x2="26.8cm" svg:y2="7.05cm" draw:start-shape="id120" draw:start-glue-point="9" draw:end-shape="id122" draw:end-glue-point="5" svg:d="m25444 7050h858-3 501">
          <text:p/>
        </draw:connector>
        <draw:custom-shape draw:style-name="gr12" draw:text-style-name="P2" xml:id="id122" draw:id="id122" draw:layer="layout" svg:width="2.5cm" svg:height="2.5cm" svg:x="26.8cm" svg:y="5.8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0" xml:id="id124" draw:id="id124" draw:layer="layout" svg:width="5.721cm" svg:height="0.933cm" svg:x="12.8cm" svg:y="13.067cm">
          <text:p text:style-name="P10">ConvertToInputStream(Out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0" xml:id="id123" draw:id="id123" draw:layer="layout" svg:width="3.5cm" svg:height="1.5cm" svg:x="14.2cm" svg:y="10.5cm">
          <text:p text:style-name="P10">OutputStrea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15.961cm" svg:y1="9.433cm" svg:x2="15.95cm" svg:y2="10.5cm" draw:start-shape="id121" draw:start-glue-point="6" draw:end-shape="id123" draw:end-glue-point="5" svg:d="m15961 9433v501l-11 65v501">
          <text:p/>
        </draw:connector>
        <draw:connector draw:style-name="gr2" draw:text-style-name="P2" draw:layer="layout" draw:type="lines" svg:x1="15.95cm" svg:y1="12cm" svg:x2="15.66cm" svg:y2="13.067cm" draw:start-shape="id123" draw:start-glue-point="8" draw:end-shape="id124" svg:d="m15950 12000v502l-290 63v502">
          <text:p/>
        </draw:connector>
        <draw:connector draw:style-name="gr2" draw:text-style-name="P2" draw:layer="layout" draw:type="lines" svg:x1="12.8cm" svg:y1="13.534cm" svg:x2="13.618cm" svg:y2="7.047cm" draw:start-shape="id124" draw:start-glue-point="5" draw:end-shape="id119" svg:d="m12800 13534h-502l818-6487h502">
          <text:p/>
        </draw:connector>
        <draw:custom-shape draw:style-name="gr12" draw:text-style-name="P2" xml:id="id125" draw:id="id125" draw:layer="layout" svg:width="2.5cm" svg:height="2.5cm" svg:x="2.5cm" svg:y="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5cm" svg:y1="5.25cm" svg:x2="6.5cm" svg:y2="4.85cm" draw:start-shape="id125" draw:start-glue-point="7" draw:end-shape="id126" svg:d="m5000 5250h502l497-400h501">
          <text:p/>
        </draw:connector>
        <draw:custom-shape draw:style-name="gr11" draw:text-style-name="P10" xml:id="id126" draw:id="id126" draw:layer="layout" svg:width="3.5cm" svg:height="1.5cm" svg:x="6.5cm" svg:y="4.1cm">
          <text:p text:style-name="P10">InputStrea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draw:type="lines" svg:x1="9.644cm" svg:y1="4.85cm" svg:x2="12.818cm" svg:y2="4.881cm" draw:start-shape="id126" draw:start-glue-point="9" draw:end-shape="id118" svg:d="m9644 4850h858l1815 31h501">
          <text:p/>
        </draw:connector>
        <draw:frame draw:style-name="gr13" draw:layer="layout" svg:width="11.5cm" svg:height="1cm" svg:x="2cm" svg:y="1cm">
          <draw:text-box>
            <text:p>Generalized Transform to Input</text:p>
          </draw:text-box>
        </draw:frame>
      </draw:page>
      <draw:page draw:name="Method Walk - Trans File-&gt;Input-&gt;Output" draw:style-name="dp1" draw:master-page-name="Default">
        <draw:custom-shape draw:style-name="gr8" draw:text-style-name="P10" draw:layer="layout" svg:width="10cm" svg:height="8cm" svg:x="26.8cm" svg:y="11cm">
          <text:p text:style-name="P10">Transform to Outp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9.1cm" svg:height="7.5cm" svg:x="15.582cm" svg:y="13.5cm">
          <text:p text:style-name="P10">Transform To Inpu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s" svg:x1="4.644cm" svg:y1="15.35cm" svg:x2="6.482cm" svg:y2="15.366cm" draw:start-shape="id127" draw:start-glue-point="9" draw:end-shape="id128" svg:d="m4644 15350h858l479 16h501">
          <text:p text:style-name="P10">String</text:p>
        </draw:connector>
        <draw:custom-shape draw:style-name="gr3" draw:text-style-name="P10" xml:id="id130" draw:id="id130" draw:layer="layout" svg:width="4.721cm" svg:height="0.933cm" svg:x="16.9cm" svg:y="17.081cm">
          <text:p text:style-name="P10">transform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20.091cm" svg:y1="15.848cm" svg:x2="19.261cm" svg:y2="17.081cm" draw:start-shape="id129" draw:start-glue-point="6" draw:end-shape="id130" draw:end-glue-point="4" svg:d="m20091 15848v501l-830 230v502">
          <text:p/>
        </draw:connector>
        <draw:custom-shape draw:style-name="gr3" draw:text-style-name="P10" xml:id="id128" draw:id="id128" draw:layer="layout" svg:width="7.206cm" svg:height="0.933cm" svg:x="6.482cm" svg:y="14.9cm">
          <text:p text:style-name="P10">InputStream(File(String InFileName)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s" svg:x1="13.688cm" svg:y1="15.366cm" svg:x2="16.9cm" svg:y2="15.381cm" draw:start-shape="id128" draw:end-shape="id129" draw:end-glue-point="5" svg:d="m13688 15366h502l2209 15h501">
          <text:p text:style-name="P10">InputStream</text:p>
        </draw:connector>
        <draw:custom-shape draw:style-name="gr3" draw:text-style-name="P10" xml:id="id129" draw:id="id129" draw:layer="layout" svg:width="6.382cm" svg:height="0.934cm" svg:x="16.9cm" svg:y="14.914cm">
          <text:p text:style-name="P10">Transform(In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21.621cm" svg:y1="17.547cm" svg:x2="28.418cm" svg:y2="13.18cm" draw:start-shape="id130" draw:end-shape="id131" svg:d="m21621 17547h501l5795-4367h501">
          <text:p/>
        </draw:connector>
        <draw:custom-shape draw:style-name="gr3" draw:text-style-name="P10" xml:id="id133" draw:id="id133" draw:layer="layout" svg:width="4.721cm" svg:height="0.933cm" svg:x="16.982cm" svg:y="19cm">
          <text:p text:style-name="P10">closeFile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29.2cm" svg:y1="17.066cm" svg:x2="21.703cm" svg:y2="19.466cm" draw:start-shape="id132" draw:end-shape="id133" svg:d="m29200 17066h-502l-6494 2400h-501">
          <text:p/>
        </draw:connector>
        <draw:custom-shape draw:style-name="gr3" draw:text-style-name="P10" xml:id="id134" draw:id="id134" draw:layer="layout" svg:width="4.721cm" svg:height="0.933cm" svg:x="29.218cm" svg:y="14.68cm">
          <text:p text:style-name="P10">transformOut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31.609cm" svg:y1="13.647cm" svg:x2="31.579cm" svg:y2="14.68cm" draw:start-shape="id131" draw:start-glue-point="6" draw:end-shape="id134" draw:end-glue-point="4" svg:d="m31609 13647v501l-30 30v502">
          <text:p/>
        </draw:connector>
        <draw:custom-shape draw:style-name="gr3" draw:text-style-name="P10" xml:id="id131" draw:id="id131" draw:layer="layout" svg:width="6.382cm" svg:height="0.934cm" svg:x="28.418cm" svg:y="12.713cm">
          <text:p text:style-name="P10">Transform(InputStream, Out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33.939cm" svg:y1="15.146cm" svg:x2="38.518cm" svg:y2="15.083cm" draw:start-shape="id134" draw:end-shape="id135" svg:d="m33939 15146h501l3577-63h501">
          <text:p/>
        </draw:connector>
        <draw:custom-shape draw:style-name="gr3" draw:text-style-name="P10" xml:id="id132" draw:id="id132" draw:layer="layout" svg:width="4.721cm" svg:height="0.933cm" svg:x="29.2cm" svg:y="16.6cm">
          <text:p text:style-name="P10">closeFile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s" svg:x1="31.579cm" svg:y1="15.613cm" svg:x2="31.56cm" svg:y2="16.6cm" draw:start-shape="id134" draw:start-glue-point="6" draw:end-shape="id132" svg:d="m31579 15613v501l-19-16v502">
          <text:p/>
        </draw:connector>
        <draw:custom-shape draw:style-name="gr3" draw:text-style-name="P10" xml:id="id137" draw:id="id137" draw:layer="layout" svg:width="7.206cm" svg:height="0.933cm" svg:x="6.376cm" svg:y="9.667cm">
          <text:p text:style-name="P10">OutputStream(File(String OutFileName)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s" svg:x1="5cm" svg:y1="10.25cm" svg:x2="6.376cm" svg:y2="10.134cm" draw:start-shape="id136" draw:start-glue-point="1" draw:end-shape="id137" draw:end-glue-point="5" svg:d="m5000 10250h502l373-116h501">
          <text:p text:style-name="P10">String</text:p>
        </draw:connector>
        <draw:connector draw:style-name="gr2" draw:text-style-name="P2" draw:layer="layout" draw:type="lines" svg:x1="13.582cm" svg:y1="10.134cm" svg:x2="28.418cm" svg:y2="13.18cm" draw:start-shape="id137" draw:start-glue-point="7" draw:end-shape="id131" draw:end-glue-point="5" svg:d="m13582 10134h502l13833 3046h501">
          <text:p/>
        </draw:connector>
        <draw:frame draw:style-name="gr14" draw:layer="layout" svg:width="9cm" svg:height="2.387cm" svg:x="2cm" svg:y="1.5cm">
          <draw:text-box>
            <text:p>Method Walk</text:p>
            <text:p>Transfer from File to InputSteam to OutputStream </text:p>
          </draw:text-box>
        </draw:frame>
        <draw:custom-shape draw:style-name="gr3" draw:text-style-name="P10" xml:id="id135" draw:id="id135" draw:layer="layout" svg:width="2.982cm" svg:height="1.167cm" svg:x="38.518cm" svg:y="14.5cm">
          <text:p text:style-name="P10">Out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0" xml:id="id136" draw:id="id136" draw:layer="layout" svg:width="3.5cm" svg:height="1.5cm" svg:x="1.5cm" svg:y="9.5cm">
          <text:p text:style-name="P10">Output File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127" draw:id="id127" draw:layer="layout" svg:width="3.5cm" svg:height="1.5cm" svg:x="1.5cm" svg:y="14.6cm">
          <text:p text:style-name="P10">Input File Nam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138" draw:id="id138" draw:layer="layout" svg:width="3.5cm" svg:height="1cm" svg:x="7cm" svg:y="19cm">
          <text:p text:style-name="P2">don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lines" svg:x1="16.982cm" svg:y1="19.467cm" svg:x2="10.5cm" svg:y2="19.5cm" draw:start-shape="id133" draw:start-glue-point="5" draw:end-shape="id138" draw:end-glue-point="7" svg:d="m16982 19467h-502l-5478 33h-502">
          <text:p/>
        </draw:connector>
      </draw:page>
      <draw:page draw:name="PseudoElements to InputStream" draw:style-name="dp1" draw:master-page-name="Default">
        <draw:custom-shape draw:style-name="gr15" draw:text-style-name="P10" xml:id="id141" draw:id="id141" draw:layer="layout" svg:width="9.1cm" svg:height="5cm" svg:x="9cm" svg:y="8cm">
          <text:p text:style-name="P10">PseudoElementsRead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layer="layout" svg:width="16.5cm" svg:height="3.25cm" svg:x="1.5cm" svg:y="1.5cm">
          <draw:text-box>
            <text:p>Transform PseudoElement-&gt;Input</text:p>
          </draw:text-box>
        </draw:frame>
        <draw:connector draw:style-name="gr7" draw:text-style-name="P10" draw:layer="layout" draw:type="lines" svg:x1="7.144cm" svg:y1="10.35cm" svg:x2="9.994cm" svg:y2="10.355cm" draw:start-shape="id139" draw:start-glue-point="9" draw:end-shape="id140" svg:d="m7144 10350h858l1491 5h501">
          <text:p/>
        </draw:connector>
        <draw:connector draw:style-name="gr7" draw:text-style-name="P10" draw:layer="layout" draw:type="lines" svg:x1="18.1cm" svg:y1="10.5cm" svg:x2="20.5cm" svg:y2="10.25cm" draw:start-shape="id141" draw:start-glue-point="7" draw:end-shape="id142" svg:d="m18100 10500h502l1397-250h501">
          <text:p text:style-name="P10">InputStream</text:p>
        </draw:connector>
        <draw:custom-shape draw:style-name="gr11" draw:text-style-name="P10" xml:id="id139" draw:id="id139" draw:layer="layout" svg:width="3.5cm" svg:height="1.5cm" svg:x="4cm" svg:y="9.6cm">
          <text:p text:style-name="P10">PseudoElement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0" xml:id="id140" draw:id="id140" draw:layer="layout" svg:width="7.206cm" svg:height="0.933cm" svg:x="9.994cm" svg:y="9.889cm">
          <text:p text:style-name="P10">PsuedoElementsReader(PseudoElement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1" xml:id="id142" draw:id="id142" draw:layer="layout" svg:width="6.5cm" svg:height="1.5cm" svg:x="20.5cm" svg:y="9.5cm">
          <text:p text:style-name="P11">PseudoElementsInputStream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2" draw:text-style-name="P2" xml:id="id143" draw:id="id143" draw:layer="layout" svg:width="2cm" svg:height="2cm" svg:x="30cm" svg:y="9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26.338cm" svg:y1="10.25cm" svg:x2="30cm" svg:y2="10cm" draw:start-shape="id142" draw:start-glue-point="9" draw:end-shape="id143" svg:d="m26338 10250h1163l1998-250h501">
          <text:p/>
        </draw:connector>
        <draw:custom-shape draw:style-name="gr12" draw:text-style-name="P2" xml:id="id144" draw:id="id144" draw:layer="layout" svg:width="2cm" svg:height="2cm" svg:x="0.7cm" svg:y="9.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2" draw:layer="layout" draw:type="lines" svg:x1="2.7cm" svg:y1="10.4cm" svg:x2="4.35cm" svg:y2="10.35cm" draw:start-shape="id144" draw:start-glue-point="7" draw:end-shape="id139" draw:end-glue-point="6" svg:d="m2700 10400h502l297-50h851">
          <text:p/>
        </draw:connector>
      </draw:page>
      <draw:page draw:name="page22" draw:style-name="dp1" draw:master-page-name="Default">
        <draw:custom-shape draw:style-name="gr3" draw:text-style-name="P10" xml:id="id145" draw:id="id145" draw:layer="layout" svg:width="2.982cm" svg:height="1.167cm" svg:x="2.18cm" svg:y="12.473cm">
          <text:p text:style-name="P10">ODTFileNam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0" xml:id="id153" draw:id="id153" draw:layer="layout" svg:width="2.982cm" svg:height="1.167cm" svg:x="17.934cm" svg:y="10cm">
          <text:p text:style-name="P10">Trans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s" svg:x1="5.162cm" svg:y1="13.057cm" svg:x2="7.15cm" svg:y2="13.033cm" draw:start-shape="id145" draw:start-glue-point="7" draw:end-shape="id146" svg:d="m5162 13057h502l985-24h501">
          <text:p text:style-name="P10">String</text:p>
        </draw:connector>
        <draw:connector draw:style-name="gr2" draw:text-style-name="P10" draw:layer="layout" draw:type="lines" svg:x1="19.45cm" svg:y1="13.5cm" svg:x2="19.449cm" svg:y2="14.433cm" draw:start-shape="id147" draw:start-glue-point="6" draw:end-shape="id148" svg:d="m19450 13500v501l-1-69v501">
          <text:p/>
        </draw:connector>
        <draw:custom-shape draw:style-name="gr3" draw:text-style-name="P10" xml:id="id148" draw:id="id148" draw:layer="layout" svg:width="4.721cm" svg:height="0.934cm" svg:x="17.089cm" svg:y="14.433cm">
          <text:p text:style-name="P10">transformTo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0" draw:layer="layout" draw:type="lines" svg:x1="21.81cm" svg:y1="14.9cm" svg:x2="24.494cm" svg:y2="13.08cm" draw:start-shape="id148" draw:start-glue-point="7" draw:end-shape="id149" svg:d="m21810 14900h501l1681-1820h502">
          <text:p text:style-name="P10">InputStream</text:p>
        </draw:connector>
        <draw:connector draw:style-name="gr2" draw:text-style-name="P10" draw:layer="layout" draw:type="lines" svg:x1="26.904cm" svg:y1="14.433cm" svg:x2="26.904cm" svg:y2="14.433cm" svg:d="m26904 14433">
          <text:p/>
        </draw:connector>
        <draw:connector draw:style-name="gr2" draw:text-style-name="P10" draw:layer="layout" draw:type="lines" svg:x1="26.904cm" svg:y1="14.433cm" svg:x2="26.904cm" svg:y2="14.433cm" svg:d="m26904 14433">
          <text:p/>
        </draw:connector>
        <draw:custom-shape draw:style-name="gr3" draw:text-style-name="P10" xml:id="id151" draw:id="id151" draw:layer="layout" svg:width="4.721cm" svg:height="0.933cm" svg:x="31.998cm" svg:y="14.48cm">
          <text:p text:style-name="P10">transformOut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56" draw:id="id156" draw:layer="layout" svg:width="2.982cm" svg:height="1.166cm" svg:x="32.843cm" svg:y="10.047cm">
          <text:p text:style-name="P10">Trans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34.359cm" svg:y1="13.547cm" svg:x2="34.359cm" svg:y2="14.48cm" draw:start-shape="id150" draw:start-glue-point="6" draw:end-shape="id151" draw:end-glue-point="4" svg:d="m34359 13547v501-70 502">
          <text:p/>
        </draw:connector>
        <draw:connector draw:style-name="gr2" draw:text-style-name="P10" draw:layer="layout" draw:type="lines" svg:x1="36.719cm" svg:y1="14.946cm" svg:x2="36.719cm" svg:y2="14.946cm" draw:start-shape="id151" draw:end-shape="id151" svg:d="m36719 14946h501v0">
          <text:p/>
        </draw:connector>
        <draw:connector draw:style-name="gr2" draw:text-style-name="P10" draw:layer="layout" draw:type="lines" svg:x1="36.719cm" svg:y1="14.946cm" svg:x2="36.719cm" svg:y2="14.946cm" draw:start-shape="id151" draw:end-shape="id151" svg:d="m36719 14946h501v0">
          <text:p/>
        </draw:connector>
        <draw:connector draw:style-name="gr7" draw:text-style-name="P10" draw:layer="layout" draw:type="lines" svg:x1="29.215cm" svg:y1="14.947cm" svg:x2="31.998cm" svg:y2="13.08cm" draw:start-shape="id152" draw:start-glue-point="7" draw:end-shape="id150" svg:d="m29215 14947h501l1780-1867h502">
          <text:p text:style-name="P10">InputStream</text:p>
        </draw:connector>
        <draw:custom-shape draw:style-name="gr3" draw:text-style-name="P10" xml:id="id147" draw:id="id147" draw:layer="layout" svg:width="4.721cm" svg:height="0.933cm" svg:x="17.089cm" svg:y="12.567cm">
          <text:p text:style-name="P10">Transform(In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19.425cm" svg:y1="11.167cm" svg:x2="19.449cm" svg:y2="12.567cm" draw:start-shape="id153" draw:start-glue-point="6" draw:end-shape="id147" svg:d="m19425 11167v501l24 397v502">
          <text:p/>
        </draw:connector>
        <draw:custom-shape draw:style-name="gr3" draw:text-style-name="P10" xml:id="id154" draw:id="id154" draw:layer="layout" svg:width="2.982cm" svg:height="1.167cm" svg:x="9.237cm" svg:y="10cm">
          <text:p text:style-name="P10">FileUtilit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46" draw:id="id146" draw:layer="layout" svg:width="7.206cm" svg:height="0.933cm" svg:x="7.15cm" svg:y="12.567cm">
          <text:p text:style-name="P10">getInputStreamFromODT(String ODTFilenName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10.728cm" svg:y1="11.167cm" svg:x2="10.753cm" svg:y2="12.567cm" draw:start-shape="id154" draw:start-glue-point="6" draw:end-shape="id146" draw:end-glue-point="4" svg:d="m10728 11167v501l25 397v502">
          <text:p/>
        </draw:connector>
        <draw:connector draw:style-name="gr7" draw:text-style-name="P10" draw:layer="layout" draw:type="lines" svg:x1="14.356cm" svg:y1="13.033cm" svg:x2="17.089cm" svg:y2="13.033cm" draw:start-shape="id146" draw:end-shape="id147" svg:d="m14356 13033h502 1729 502">
          <text:p text:style-name="P10">InputStream</text:p>
        </draw:connector>
        <draw:custom-shape draw:style-name="gr3" draw:text-style-name="P10" xml:id="id155" draw:id="id155" draw:layer="layout" svg:width="2.982cm" svg:height="1.166cm" svg:x="25.339cm" svg:y="10.047cm">
          <text:p text:style-name="P10">Transfor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26.855cm" svg:y1="13.547cm" svg:x2="26.854cm" svg:y2="14.48cm" draw:start-shape="id149" draw:start-glue-point="6" draw:end-shape="id152" svg:d="m26855 13547v501l-1-70v502">
          <text:p/>
        </draw:connector>
        <draw:custom-shape draw:style-name="gr3" draw:text-style-name="P10" xml:id="id152" draw:id="id152" draw:layer="layout" svg:width="4.721cm" svg:height="0.933cm" svg:x="24.494cm" svg:y="14.48cm">
          <text:p text:style-name="P10">transformToInputStream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xml:id="id149" draw:id="id149" draw:layer="layout" svg:width="4.721cm" svg:height="0.934cm" svg:x="24.494cm" svg:y="12.613cm">
          <text:p text:style-name="P10">Transform(In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26.83cm" svg:y1="11.213cm" svg:x2="26.854cm" svg:y2="12.613cm" draw:start-shape="id155" draw:start-glue-point="6" draw:end-shape="id149" svg:d="m26830 11213v502l24 397v501">
          <text:p/>
        </draw:connector>
        <draw:custom-shape draw:style-name="gr3" draw:text-style-name="P10" xml:id="id150" draw:id="id150" draw:layer="layout" svg:width="4.721cm" svg:height="0.934cm" svg:x="31.998cm" svg:y="12.613cm">
          <text:p text:style-name="P10">Transform(InputStream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0" draw:layer="layout" draw:type="lines" svg:x1="34.334cm" svg:y1="11.213cm" svg:x2="34.359cm" svg:y2="12.613cm" draw:start-shape="id156" draw:start-glue-point="6" draw:end-shape="id150" draw:end-glue-point="4" svg:d="m34334 11213v502l25 397v501">
          <text:p/>
        </draw:connector>
        <draw:custom-shape draw:style-name="gr3" draw:text-style-name="P10" draw:layer="layout" svg:width="2.982cm" svg:height="1.167cm" svg:x="2.18cm" svg:y="15.833cm">
          <text:p text:style-name="P10">ODTFileNam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0" xml:id="id157" draw:id="id157" draw:layer="layout" svg:width="3.479cm" svg:height="1.4cm" svg:x="39.701cm" svg:y="14.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10" draw:layer="layout" draw:type="lines" svg:x1="36.719cm" svg:y1="14.947cm" svg:x2="39.701cm" svg:y2="14.9cm" draw:start-shape="id151" draw:start-glue-point="7" draw:end-shape="id157" svg:d="m36719 14947h501l1979-47h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General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20DT12H44M46S</meta:editing-duration>
    <meta:editing-cycles>133</meta:editing-cycles>
    <meta:generator>OpenOffice.org/3.3$Win32 OpenOffice.org_project/330m20$Build-9567</meta:generator>
    <dc:date>2011-10-14T05:56:56.10</dc:date>
    <dc:creator>James Wilfong</dc:creator>
    <meta:document-statistic meta:object-count="373"/>
  </office:meta>
</office:document-meta>
</file>